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Droid Sans Mono" svg:font-family="'Droid Sans Mono', monospace, monospace"/>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2" style:family="table">
      <style:table-properties style:width="17cm" table:align="left"/>
    </style:style>
    <style:style style:name="Table2.A" style:family="table-column">
      <style:table-column-properties style:column-width="4.314cm"/>
    </style:style>
    <style:style style:name="Table2.B" style:family="table-column">
      <style:table-column-properties style:column-width="6.646cm"/>
    </style:style>
    <style:style style:name="Table2.C" style:family="table-column">
      <style:table-column-properties style:column-width="6.04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weight="bold" officeooo:rsid="001aa060" officeooo:paragraph-rsid="001c3c87" style:font-weight-asian="bold" style:font-weight-complex="bold"/>
    </style:style>
    <style:style style:name="P2" style:family="paragraph" style:parent-style-name="Standard">
      <style:paragraph-properties fo:text-align="start" style:justify-single-word="false"/>
      <style:text-properties fo:font-weight="bold" officeooo:rsid="00482d86" officeooo:paragraph-rsid="004941f6" style:font-weight-asian="bold" style:font-weight-complex="bold"/>
    </style:style>
    <style:style style:name="P3" style:family="paragraph" style:parent-style-name="Standard">
      <style:paragraph-properties fo:text-align="start" style:justify-single-word="false"/>
      <style:text-properties fo:font-weight="bold" officeooo:rsid="00a34053" officeooo:paragraph-rsid="00a34053" style:font-weight-asian="bold" style:font-weight-complex="bold"/>
    </style:style>
    <style:style style:name="P4" style:family="paragraph" style:parent-style-name="Standard">
      <style:paragraph-properties fo:text-align="start" style:justify-single-word="false"/>
      <style:text-properties fo:font-weight="bold" officeooo:rsid="0188f057" officeooo:paragraph-rsid="0188f057" style:font-weight-asian="bold" style:font-weight-complex="bold"/>
    </style:style>
    <style:style style:name="P5" style:family="paragraph" style:parent-style-name="Standard">
      <style:paragraph-properties fo:text-align="start" style:justify-single-word="false"/>
      <style:text-properties officeooo:paragraph-rsid="001c3c87"/>
    </style:style>
    <style:style style:name="P6" style:family="paragraph" style:parent-style-name="Standard">
      <style:paragraph-properties fo:text-align="start" style:justify-single-word="false"/>
      <style:text-properties fo:font-weight="normal" officeooo:rsid="0188f057" officeooo:paragraph-rsid="0188f057" style:font-weight-asian="normal" style:font-weight-complex="normal"/>
    </style:style>
    <style:style style:name="P7" style:family="paragraph" style:parent-style-name="Standard">
      <style:paragraph-properties fo:text-align="start" style:justify-single-word="false"/>
      <style:text-properties fo:font-size="10pt" fo:font-weight="bold" officeooo:rsid="0188f057" officeooo:paragraph-rsid="0188f057" style:font-size-asian="10pt" style:font-weight-asian="bold" style:font-size-complex="10pt" style:font-weight-complex="bold"/>
    </style:style>
    <style:style style:name="P8" style:family="paragraph" style:parent-style-name="Standard">
      <style:paragraph-properties fo:margin-top="0.201cm" fo:margin-bottom="0.201cm" loext:contextual-spacing="false" fo:text-align="start" style:justify-single-word="false"/>
      <style:text-properties fo:font-weight="bold" officeooo:rsid="0164a6af" officeooo:paragraph-rsid="0164a6af" style:font-weight-asian="bold" style:font-weight-complex="bold"/>
    </style:style>
    <style:style style:name="P9" style:family="paragraph" style:parent-style-name="Standard">
      <style:paragraph-properties fo:margin-top="0.201cm" fo:margin-bottom="0.201cm" loext:contextual-spacing="false" fo:text-align="start" style:justify-single-word="false"/>
      <style:text-properties fo:font-size="12pt" fo:font-weight="bold" officeooo:rsid="01403f90" officeooo:paragraph-rsid="01403f90" style:font-size-asian="12pt" style:font-weight-asian="bold" style:font-size-complex="12pt" style:font-weight-complex="bold"/>
    </style:style>
    <style:style style:name="P10" style:family="paragraph" style:parent-style-name="Standard">
      <style:paragraph-properties fo:margin-top="0cm" fo:margin-bottom="0cm" loext:contextual-spacing="false" fo:text-align="start" style:justify-single-word="false"/>
      <style:text-properties fo:font-weight="normal" officeooo:rsid="01403f90" officeooo:paragraph-rsid="01403f90" style:font-weight-asian="normal" style:font-weight-complex="normal"/>
    </style:style>
    <style:style style:name="P11" style:family="paragraph" style:parent-style-name="Standard">
      <style:paragraph-properties fo:margin-top="0cm" fo:margin-bottom="0cm" loext:contextual-spacing="false" fo:text-align="start" style:justify-single-word="false"/>
      <style:text-properties fo:font-size="12pt" fo:font-weight="bold" officeooo:paragraph-rsid="00f9840e" style:font-size-asian="12pt" style:font-weight-asian="bold" style:font-size-complex="12pt" style:font-weight-complex="bold"/>
    </style:style>
    <style:style style:name="P12" style:family="paragraph" style:parent-style-name="Standard">
      <style:paragraph-properties fo:margin-top="0cm" fo:margin-bottom="0cm" loext:contextual-spacing="false" fo:text-align="start" style:justify-single-word="false"/>
      <style:text-properties fo:font-size="12pt" fo:font-weight="bold" officeooo:rsid="01403f90" officeooo:paragraph-rsid="01403f90" style:font-size-asian="12pt" style:font-weight-asian="bold" style:font-size-complex="12pt" style:font-weight-complex="bold"/>
    </style:style>
    <style:style style:name="P13" style:family="paragraph" style:parent-style-name="Heading_20_2">
      <style:paragraph-properties fo:margin-top="0.101cm" fo:margin-bottom="0.101cm" loext:contextual-spacing="false"/>
      <style:text-properties fo:font-size="10pt" officeooo:paragraph-rsid="0243857b" style:font-size-asian="10pt" style:font-size-complex="10pt"/>
    </style:style>
    <style:style style:name="P14" style:family="paragraph" style:parent-style-name="Heading_20_3">
      <style:paragraph-properties fo:text-align="start" style:justify-single-word="false"/>
      <style:text-properties fo:color="#2a6099" fo:font-weight="bold" officeooo:rsid="01db2043" officeooo:paragraph-rsid="001c3c87" style:font-weight-asian="bold" style:font-weight-complex="bold"/>
    </style:style>
    <style:style style:name="P15" style:family="paragraph" style:parent-style-name="Heading_20_3">
      <style:paragraph-properties fo:text-align="start" style:justify-single-word="false"/>
      <style:text-properties fo:font-weight="normal" officeooo:rsid="0048d1e6" officeooo:paragraph-rsid="00482d86" style:font-weight-asian="normal" style:font-weight-complex="normal"/>
    </style:style>
    <style:style style:name="P16" style:family="paragraph" style:parent-style-name="Standard">
      <style:paragraph-properties fo:text-align="start" style:justify-single-word="false"/>
      <style:text-properties officeooo:paragraph-rsid="001c3c87"/>
    </style:style>
    <style:style style:name="P17" style:family="paragraph" style:parent-style-name="Standard" style:list-style-name="L8">
      <style:paragraph-properties fo:text-align="start" style:justify-single-word="false"/>
      <style:text-properties officeooo:paragraph-rsid="01aebba7"/>
    </style:style>
    <style:style style:name="P18" style:family="paragraph" style:parent-style-name="Standard" style:list-style-name="L8">
      <style:paragraph-properties fo:text-align="start" style:justify-single-word="false"/>
      <style:text-properties officeooo:paragraph-rsid="01bb0e7c"/>
    </style:style>
    <style:style style:name="P19" style:family="paragraph" style:parent-style-name="Standard">
      <style:paragraph-properties fo:text-align="start" style:justify-single-word="false"/>
      <style:text-properties officeooo:paragraph-rsid="027f402e"/>
    </style:style>
    <style:style style:name="P20" style:family="paragraph" style:parent-style-name="Standard">
      <style:paragraph-properties fo:text-align="start" style:justify-single-word="false"/>
      <style:text-properties officeooo:rsid="005d5d20" officeooo:paragraph-rsid="01d3c164"/>
    </style:style>
    <style:style style:name="P21" style:family="paragraph" style:parent-style-name="Standard">
      <style:paragraph-properties fo:text-align="start" style:justify-single-word="false"/>
      <style:text-properties fo:font-weight="normal" officeooo:rsid="0048d1e6" officeooo:paragraph-rsid="00482d86" style:font-weight-asian="normal" style:font-weight-complex="normal"/>
    </style:style>
    <style:style style:name="P22" style:family="paragraph" style:parent-style-name="Standard" style:list-style-name="L5">
      <style:paragraph-properties fo:text-align="start" style:justify-single-word="false"/>
      <style:text-properties fo:font-weight="normal" officeooo:paragraph-rsid="00a9a110" style:font-weight-asian="normal" style:font-weight-complex="normal"/>
    </style:style>
    <style:style style:name="P23" style:family="paragraph" style:parent-style-name="Standard" style:list-style-name="L5">
      <style:paragraph-properties fo:text-align="start" style:justify-single-word="false"/>
      <style:text-properties fo:font-weight="normal" officeooo:paragraph-rsid="00aa9059" style:font-weight-asian="normal" style:font-weight-complex="normal"/>
    </style:style>
    <style:style style:name="P24" style:family="paragraph" style:parent-style-name="Standard">
      <style:paragraph-properties fo:text-align="start" style:justify-single-word="false"/>
      <style:text-properties officeooo:rsid="01db2043" officeooo:paragraph-rsid="01db2043"/>
    </style:style>
    <style:style style:name="P25" style:family="paragraph" style:parent-style-name="Standard">
      <style:paragraph-properties fo:text-align="center" style:justify-single-word="false"/>
      <style:text-properties fo:font-weight="bold" officeooo:rsid="001aa060" officeooo:paragraph-rsid="001c3c87" style:font-weight-asian="bold" style:font-weight-complex="bold"/>
    </style:style>
    <style:style style:name="P26" style:family="paragraph" style:parent-style-name="Standard">
      <style:paragraph-properties fo:text-align="start" style:justify-single-word="false"/>
      <style:text-properties fo:font-weight="bold" officeooo:paragraph-rsid="027f402e" style:font-weight-asian="bold" style:font-weight-complex="bold"/>
    </style:style>
    <style:style style:name="P27" style:family="paragraph" style:parent-style-name="Standard">
      <style:paragraph-properties fo:text-align="start" style:justify-single-word="false"/>
      <style:text-properties fo:font-weight="bold" officeooo:rsid="01db2043" officeooo:paragraph-rsid="01db2043" style:font-weight-asian="bold" style:font-weight-complex="bold"/>
    </style:style>
    <style:style style:name="P28" style:family="paragraph" style:parent-style-name="Standard">
      <style:paragraph-properties fo:text-align="start" style:justify-single-word="false"/>
      <style:text-properties fo:font-weight="bold" officeooo:rsid="0056a282" officeooo:paragraph-rsid="0056a282" style:font-weight-asian="bold" style:font-weight-complex="bold"/>
    </style:style>
    <style:style style:name="P29" style:family="paragraph" style:parent-style-name="Standard">
      <style:paragraph-properties fo:text-align="start" style:justify-single-word="false"/>
      <style:text-properties fo:font-size="10pt" officeooo:paragraph-rsid="001c3c87" style:font-size-asian="10pt" style:font-size-complex="10pt"/>
    </style:style>
    <style:style style:name="P30" style:family="paragraph" style:parent-style-name="Standard" style:list-style-name="L4">
      <style:paragraph-properties fo:text-align="start" style:justify-single-word="false"/>
      <style:text-properties fo:font-size="10pt" officeooo:paragraph-rsid="004a368a" style:font-size-asian="10pt" style:font-size-complex="10pt"/>
    </style:style>
    <style:style style:name="P31" style:family="paragraph" style:parent-style-name="Standard">
      <style:paragraph-properties fo:text-align="start" style:justify-single-word="false"/>
      <style:text-properties fo:font-size="7pt" officeooo:paragraph-rsid="001c3c87" style:font-size-asian="7pt" style:font-size-complex="7pt"/>
    </style:style>
    <style:style style:name="P32" style:family="paragraph" style:parent-style-name="Standard">
      <style:paragraph-properties fo:text-align="start" style:justify-single-word="false"/>
      <style:text-properties fo:font-size="7pt" officeooo:rsid="039a17c7" officeooo:paragraph-rsid="03c768c7" style:font-size-asian="7pt" style:font-size-complex="7pt"/>
    </style:style>
    <style:style style:name="P33" style:family="paragraph" style:parent-style-name="Standard">
      <style:paragraph-properties fo:text-align="center" style:justify-single-word="false"/>
      <style:text-properties fo:font-size="7pt" officeooo:rsid="039a17c7" officeooo:paragraph-rsid="03c768c7" style:font-size-asian="7pt" style:font-size-complex="7pt"/>
    </style:style>
    <style:style style:name="P34" style:family="paragraph" style:parent-style-name="Standard" style:list-style-name="L12">
      <style:paragraph-properties fo:text-align="start" style:justify-single-word="false"/>
      <style:text-properties fo:color="#2a6099" officeooo:paragraph-rsid="029107db" fo:background-color="transparent"/>
    </style:style>
    <style:style style:name="P35" style:family="paragraph" style:parent-style-name="Standard">
      <style:paragraph-properties fo:text-align="start" style:justify-single-word="false"/>
      <style:text-properties fo:color="#2a6099" fo:font-size="10pt" fo:font-weight="bold" officeooo:rsid="01db2043" officeooo:paragraph-rsid="001c3c87" style:font-size-asian="10pt" style:font-weight-asian="bold" style:font-size-complex="10pt" style:font-weight-complex="bold"/>
    </style:style>
    <style:style style:name="P36" style:family="paragraph" style:parent-style-name="Standard">
      <style:paragraph-properties fo:text-align="start" style:justify-single-word="false"/>
      <style:text-properties fo:color="#00a933" fo:font-size="7pt" fo:font-weight="bold" officeooo:paragraph-rsid="001c3c87" style:font-size-asian="7pt" style:font-weight-asian="bold" style:font-size-complex="7pt" style:font-weight-complex="bold"/>
    </style:style>
    <style:style style:name="P37" style:family="paragraph" style:parent-style-name="Standard" style:list-style-name="L5">
      <style:paragraph-properties fo:margin-top="0.201cm" fo:margin-bottom="0.201cm" loext:contextual-spacing="false" fo:text-align="start" style:justify-single-word="false"/>
      <style:text-properties fo:font-weight="normal" officeooo:paragraph-rsid="00b76255" style:font-weight-asian="normal" style:font-weight-complex="normal"/>
    </style:style>
    <style:style style:name="P38" style:family="paragraph" style:parent-style-name="Standard" style:list-style-name="L5">
      <style:paragraph-properties fo:margin-top="0.201cm" fo:margin-bottom="0.201cm" loext:contextual-spacing="false" fo:text-align="start" style:justify-single-word="false"/>
      <style:text-properties fo:font-weight="normal" officeooo:paragraph-rsid="00f9840e" style:font-weight-asian="normal" style:font-weight-complex="normal"/>
    </style:style>
    <style:style style:name="P39" style:family="paragraph" style:parent-style-name="Standard" style:list-style-name="L5">
      <style:paragraph-properties fo:margin-top="0.201cm" fo:margin-bottom="0.201cm" loext:contextual-spacing="false" fo:text-align="start" style:justify-single-word="false"/>
      <style:text-properties fo:font-weight="normal" officeooo:rsid="00a34053" officeooo:paragraph-rsid="00aa9059" style:font-weight-asian="normal" style:font-weight-complex="normal"/>
    </style:style>
    <style:style style:name="P40" style:family="paragraph" style:parent-style-name="Standard" style:list-style-name="L5">
      <style:paragraph-properties fo:margin-top="0.201cm" fo:margin-bottom="0.201cm" loext:contextual-spacing="false" fo:text-align="start" style:justify-single-word="false"/>
      <style:text-properties fo:font-weight="bold" officeooo:rsid="0020d4f4" officeooo:paragraph-rsid="00b76255" style:font-weight-asian="bold" style:font-weight-complex="bold"/>
    </style:style>
    <style:style style:name="P41" style:family="paragraph" style:parent-style-name="Standard" style:list-style-name="L5">
      <style:paragraph-properties fo:margin-top="0.201cm" fo:margin-bottom="0.201cm" loext:contextual-spacing="false" fo:text-align="start" style:justify-single-word="false"/>
      <style:text-properties fo:font-weight="bold" officeooo:rsid="003bde4c" officeooo:paragraph-rsid="00e4f248" style:font-weight-asian="bold" style:font-weight-complex="bold"/>
    </style:style>
    <style:style style:name="P42" style:family="paragraph" style:parent-style-name="Standard" style:list-style-name="L5">
      <style:paragraph-properties fo:margin-top="0.201cm" fo:margin-bottom="0.201cm" loext:contextual-spacing="false" fo:text-align="start" style:justify-single-word="false"/>
      <style:text-properties officeooo:paragraph-rsid="00b76255"/>
    </style:style>
    <style:style style:name="P43" style:family="paragraph" style:parent-style-name="Standard" style:list-style-name="L5">
      <style:paragraph-properties fo:margin-top="0.201cm" fo:margin-bottom="0.201cm" loext:contextual-spacing="false" fo:text-align="start" style:justify-single-word="false"/>
      <style:text-properties officeooo:paragraph-rsid="00e0cf65"/>
    </style:style>
    <style:style style:name="P44" style:family="paragraph" style:parent-style-name="Standard" style:list-style-name="L5">
      <style:paragraph-properties fo:margin-top="0.201cm" fo:margin-bottom="0.201cm" loext:contextual-spacing="false" fo:text-align="start" style:justify-single-word="false"/>
      <style:text-properties officeooo:paragraph-rsid="00f9840e"/>
    </style:style>
    <style:style style:name="P45" style:family="paragraph" style:parent-style-name="Standard" style:list-style-name="L6">
      <style:paragraph-properties fo:margin-top="0.201cm" fo:margin-bottom="0.201cm" loext:contextual-spacing="false" fo:text-align="start" style:justify-single-word="false"/>
      <style:text-properties officeooo:paragraph-rsid="015704ac"/>
    </style:style>
    <style:style style:name="P46" style:family="paragraph" style:parent-style-name="Standard" style:list-style-name="L7">
      <style:paragraph-properties fo:margin-top="0.201cm" fo:margin-bottom="0.201cm" loext:contextual-spacing="false" fo:text-align="start" style:justify-single-word="false"/>
      <style:text-properties officeooo:paragraph-rsid="0100ce61"/>
    </style:style>
    <style:style style:name="P47" style:family="paragraph" style:parent-style-name="Standard">
      <style:paragraph-properties fo:margin-top="0.201cm" fo:margin-bottom="0.201cm" loext:contextual-spacing="false" fo:text-align="start" style:justify-single-word="false"/>
      <style:text-properties officeooo:paragraph-rsid="01c03f71"/>
    </style:style>
    <style:style style:name="P48" style:family="paragraph" style:parent-style-name="Standard">
      <style:paragraph-properties fo:margin-top="0.201cm" fo:margin-bottom="0.201cm" loext:contextual-spacing="false" fo:text-align="start" style:justify-single-word="false"/>
      <style:text-properties officeooo:paragraph-rsid="03a73112"/>
    </style:style>
    <style:style style:name="P49" style:family="paragraph" style:parent-style-name="Standard">
      <style:paragraph-properties fo:margin-top="0.201cm" fo:margin-bottom="0.201cm" loext:contextual-spacing="false" fo:text-align="start" style:justify-single-word="false"/>
      <style:text-properties officeooo:paragraph-rsid="03a67e2f"/>
    </style:style>
    <style:style style:name="P50" style:family="paragraph" style:parent-style-name="Standard">
      <style:paragraph-properties fo:margin-top="0.201cm" fo:margin-bottom="0.201cm" loext:contextual-spacing="false" fo:text-align="start" style:justify-single-word="false"/>
      <style:text-properties officeooo:paragraph-rsid="03aae758"/>
    </style:style>
    <style:style style:name="P51" style:family="paragraph" style:parent-style-name="Standard" style:list-style-name="L5">
      <style:paragraph-properties fo:margin-top="0cm" fo:margin-bottom="0cm" loext:contextual-spacing="false" fo:text-align="start" style:justify-single-word="false"/>
      <style:text-properties fo:font-weight="normal" officeooo:rsid="00a34053" officeooo:paragraph-rsid="00aa9059" style:font-weight-asian="normal" style:font-weight-complex="normal"/>
    </style:style>
    <style:style style:name="P52" style:family="paragraph" style:parent-style-name="Standard" style:list-style-name="L5">
      <style:paragraph-properties fo:margin-top="0cm" fo:margin-bottom="0cm" loext:contextual-spacing="false" fo:text-align="start" style:justify-single-word="false"/>
      <style:text-properties fo:font-weight="normal" officeooo:rsid="01056863" officeooo:paragraph-rsid="0131f729" style:font-weight-asian="normal" style:font-weight-complex="normal"/>
    </style:style>
    <style:style style:name="P53" style:family="paragraph" style:parent-style-name="Standard" style:list-style-name="L5">
      <style:paragraph-properties fo:margin-top="0cm" fo:margin-bottom="0cm" loext:contextual-spacing="false" fo:text-align="start" style:justify-single-word="false"/>
      <style:text-properties fo:color="#2a6099" fo:font-size="10pt" officeooo:paragraph-rsid="00b76255" style:font-size-asian="10pt" style:font-size-complex="10pt"/>
    </style:style>
    <style:style style:name="P54" style:family="paragraph" style:parent-style-name="Standard" style:list-style-name="L12">
      <style:paragraph-properties fo:margin-top="0cm" fo:margin-bottom="0cm" loext:contextual-spacing="false" fo:text-align="start" style:justify-single-word="false"/>
      <style:text-properties fo:color="#2a6099" fo:font-size="10pt" fo:font-weight="bold" officeooo:paragraph-rsid="029107db" fo:background-color="transparent" style:font-size-asian="10pt" style:font-weight-asian="bold" style:font-size-complex="10pt" style:font-weight-complex="bold"/>
    </style:style>
    <style:style style:name="P55" style:family="paragraph" style:parent-style-name="Standard" style:list-style-name="L12">
      <style:paragraph-properties fo:margin-top="0cm" fo:margin-bottom="0cm" loext:contextual-spacing="false" fo:text-align="start" style:justify-single-word="false"/>
      <style:text-properties fo:color="#2a6099" officeooo:rsid="02bd7872" officeooo:paragraph-rsid="02c9cbfa"/>
    </style:style>
    <style:style style:name="P56" style:family="paragraph" style:parent-style-name="Standard" style:list-style-name="L5">
      <style:paragraph-properties fo:margin-top="0cm" fo:margin-bottom="0cm" loext:contextual-spacing="false" fo:text-align="start" style:justify-single-word="false"/>
      <style:text-properties fo:font-weight="bold" officeooo:paragraph-rsid="00f9840e" style:font-weight-asian="bold" style:font-weight-complex="bold"/>
    </style:style>
    <style:style style:name="P57" style:family="paragraph" style:parent-style-name="Standard">
      <style:paragraph-properties fo:margin-top="0cm" fo:margin-bottom="0cm" loext:contextual-spacing="false" fo:text-align="start" style:justify-single-word="false"/>
      <style:text-properties fo:font-weight="bold" officeooo:paragraph-rsid="00f9840e" style:font-weight-asian="bold" style:font-weight-complex="bold"/>
    </style:style>
    <style:style style:name="P58" style:family="paragraph" style:parent-style-name="Standard" style:list-style-name="L5">
      <style:paragraph-properties fo:margin-top="0cm" fo:margin-bottom="0cm" loext:contextual-spacing="false" fo:text-align="start" style:justify-single-word="false"/>
      <style:text-properties officeooo:paragraph-rsid="0131f729"/>
    </style:style>
    <style:style style:name="P59" style:family="paragraph" style:parent-style-name="Standard">
      <style:paragraph-properties fo:margin-top="0cm" fo:margin-bottom="0cm" loext:contextual-spacing="false" fo:text-align="start" style:justify-single-word="false"/>
      <style:text-properties officeooo:paragraph-rsid="001c3c87"/>
    </style:style>
    <style:style style:name="P60" style:family="paragraph" style:parent-style-name="Standard" style:list-style-name="L12">
      <style:paragraph-properties fo:margin-top="0cm" fo:margin-bottom="0cm" loext:contextual-spacing="false" fo:text-align="start" style:justify-single-word="false"/>
      <style:text-properties officeooo:paragraph-rsid="02cea55d"/>
    </style:style>
    <style:style style:name="P61" style:family="paragraph" style:parent-style-name="Standard" style:list-style-name="L12">
      <style:paragraph-properties fo:margin-top="0cm" fo:margin-bottom="0cm" loext:contextual-spacing="false" fo:text-align="start" style:justify-single-word="false"/>
      <style:text-properties officeooo:paragraph-rsid="031d1814"/>
    </style:style>
    <style:style style:name="P62" style:family="paragraph" style:parent-style-name="Standard" style:list-style-name="L12">
      <style:paragraph-properties fo:margin-top="0cm" fo:margin-bottom="0cm" loext:contextual-spacing="false" fo:text-align="start" style:justify-single-word="false"/>
      <style:text-properties officeooo:paragraph-rsid="031db18f"/>
    </style:style>
    <style:style style:name="P63" style:family="paragraph" style:parent-style-name="Standard" style:list-style-name="L12">
      <style:paragraph-properties fo:margin-top="0cm" fo:margin-bottom="0cm" loext:contextual-spacing="false" fo:text-align="start" style:justify-single-word="false"/>
      <style:text-properties officeooo:paragraph-rsid="033eea31"/>
    </style:style>
    <style:style style:name="P64" style:family="paragraph" style:parent-style-name="Standard" style:list-style-name="L12">
      <style:paragraph-properties fo:margin-top="0cm" fo:margin-bottom="0cm" loext:contextual-spacing="false" fo:text-align="start" style:justify-single-word="false"/>
      <style:text-properties officeooo:paragraph-rsid="0347506a"/>
    </style:style>
    <style:style style:name="P65" style:family="paragraph" style:parent-style-name="Standard" style:list-style-name="L12">
      <style:paragraph-properties fo:margin-top="0cm" fo:margin-bottom="0cm" loext:contextual-spacing="false" fo:text-align="start" style:justify-single-word="false"/>
      <style:text-properties officeooo:paragraph-rsid="034a20de"/>
    </style:style>
    <style:style style:name="P66" style:family="paragraph" style:parent-style-name="Standard" style:list-style-name="L5">
      <style:paragraph-properties fo:margin-top="0cm" fo:margin-bottom="0cm" loext:contextual-spacing="false" fo:text-align="start" style:justify-single-word="false"/>
      <style:text-properties fo:font-size="12pt" fo:font-weight="bold" officeooo:rsid="01056863" officeooo:paragraph-rsid="00f9840e" style:font-size-asian="12pt" style:font-weight-asian="bold" style:font-size-complex="12pt" style:font-weight-complex="bold"/>
    </style:style>
    <style:style style:name="P67" style:family="paragraph" style:parent-style-name="Standard">
      <style:paragraph-properties fo:margin-top="0cm" fo:margin-bottom="0cm" loext:contextual-spacing="false" fo:text-align="start" style:justify-single-word="false"/>
      <style:text-properties fo:font-size="8pt" officeooo:paragraph-rsid="0209d9ec" style:font-size-asian="8pt" style:font-size-complex="8pt"/>
    </style:style>
    <style:style style:name="P68" style:family="paragraph" style:parent-style-name="Standard">
      <style:paragraph-properties fo:margin-top="0cm" fo:margin-bottom="0cm" loext:contextual-spacing="false" fo:text-align="start" style:justify-single-word="false"/>
      <style:text-properties fo:font-size="8pt" fo:font-weight="bold" officeooo:paragraph-rsid="001c3c87" style:font-size-asian="8pt" style:font-weight-asian="bold" style:font-size-complex="8pt" style:font-weight-complex="bold"/>
    </style:style>
    <style:style style:name="P69" style:family="paragraph" style:parent-style-name="Standard" style:list-style-name="L12">
      <style:paragraph-properties fo:margin-top="0cm" fo:margin-bottom="0cm" loext:contextual-spacing="false" fo:text-align="start" style:justify-single-word="false"/>
      <style:text-properties officeooo:rsid="02bd7872" officeooo:paragraph-rsid="02c9cbfa"/>
    </style:style>
    <style:style style:name="P70" style:family="paragraph" style:parent-style-name="Standard" style:list-style-name="L12">
      <style:paragraph-properties fo:margin-top="0cm" fo:margin-bottom="0cm" loext:contextual-spacing="false" fo:text-align="start" style:justify-single-word="false"/>
      <style:text-properties officeooo:rsid="02bd7872" officeooo:paragraph-rsid="02cea55d"/>
    </style:style>
    <style:style style:name="P71" style:family="paragraph" style:parent-style-name="Standard" style:list-style-name="L12">
      <style:paragraph-properties fo:margin-top="0cm" fo:margin-bottom="0cm" loext:contextual-spacing="false" fo:text-align="start" style:justify-single-word="false"/>
      <style:text-properties officeooo:paragraph-rsid="033eea31" fo:background-color="#ffff00"/>
    </style:style>
    <style:style style:name="P72" style:family="paragraph" style:parent-style-name="Standard" style:list-style-name="L5">
      <style:paragraph-properties fo:margin-top="0.101cm" fo:margin-bottom="0.101cm" loext:contextual-spacing="false" fo:text-align="start" style:justify-single-word="false"/>
      <style:text-properties fo:font-weight="normal" officeooo:paragraph-rsid="00aa9059" style:font-weight-asian="normal" style:font-weight-complex="normal"/>
    </style:style>
    <style:style style:name="P73" style:family="paragraph" style:parent-style-name="Standard" style:list-style-name="L12">
      <style:paragraph-properties fo:margin-top="0.101cm" fo:margin-bottom="0.101cm" loext:contextual-spacing="false" fo:text-align="start" style:justify-single-word="false"/>
      <style:text-properties fo:font-weight="normal" officeooo:rsid="02d50a41" officeooo:paragraph-rsid="02d50a41" style:font-weight-asian="normal" style:font-weight-complex="normal"/>
    </style:style>
    <style:style style:name="P74" style:family="paragraph" style:parent-style-name="Standard" style:list-style-name="L4">
      <style:paragraph-properties fo:margin-top="0.101cm" fo:margin-bottom="0.101cm" loext:contextual-spacing="false" fo:text-align="start" style:justify-single-word="false"/>
      <style:text-properties fo:font-weight="normal" officeooo:rsid="001aa060" officeooo:paragraph-rsid="004a368a" style:font-weight-asian="normal" style:font-weight-complex="normal"/>
    </style:style>
    <style:style style:name="P75" style:family="paragraph" style:parent-style-name="Standard" style:list-style-name="L11">
      <style:paragraph-properties fo:margin-top="0.101cm" fo:margin-bottom="0.101cm" loext:contextual-spacing="false" fo:text-align="start" style:justify-single-word="false"/>
      <style:text-properties officeooo:paragraph-rsid="01d3c164"/>
    </style:style>
    <style:style style:name="P76" style:family="paragraph" style:parent-style-name="Standard" style:list-style-name="L11">
      <style:paragraph-properties fo:margin-top="0.101cm" fo:margin-bottom="0.101cm" loext:contextual-spacing="false" fo:text-align="start" style:justify-single-word="false"/>
      <style:text-properties officeooo:paragraph-rsid="01fbf6e6"/>
    </style:style>
    <style:style style:name="P77" style:family="paragraph" style:parent-style-name="Standard">
      <style:paragraph-properties fo:margin-top="0.101cm" fo:margin-bottom="0.101cm" loext:contextual-spacing="false" fo:text-align="start" style:justify-single-word="false"/>
      <style:text-properties officeooo:paragraph-rsid="01d3c164"/>
    </style:style>
    <style:style style:name="P78" style:family="paragraph" style:parent-style-name="Standard">
      <style:paragraph-properties fo:margin-top="0.101cm" fo:margin-bottom="0.101cm" loext:contextual-spacing="false" fo:text-align="start" style:justify-single-word="false"/>
      <style:text-properties officeooo:paragraph-rsid="001c3c87"/>
    </style:style>
    <style:style style:name="P79" style:family="paragraph" style:parent-style-name="Standard" style:list-style-name="L12">
      <style:paragraph-properties fo:margin-top="0.101cm" fo:margin-bottom="0.101cm" loext:contextual-spacing="false" fo:text-align="start" style:justify-single-word="false"/>
      <style:text-properties officeooo:paragraph-rsid="0283e397"/>
    </style:style>
    <style:style style:name="P80" style:family="paragraph" style:parent-style-name="Standard" style:list-style-name="L12">
      <style:paragraph-properties fo:margin-top="0.101cm" fo:margin-bottom="0.101cm" loext:contextual-spacing="false" fo:text-align="start" style:justify-single-word="false"/>
      <style:text-properties officeooo:paragraph-rsid="02acf9ed"/>
    </style:style>
    <style:style style:name="P81" style:family="paragraph" style:parent-style-name="Standard">
      <style:paragraph-properties fo:margin-top="0.101cm" fo:margin-bottom="0.101cm" loext:contextual-spacing="false" fo:text-align="start" style:justify-single-word="false"/>
      <style:text-properties officeooo:paragraph-rsid="025b5542"/>
    </style:style>
    <style:style style:name="P82" style:family="paragraph" style:parent-style-name="Standard" style:list-style-name="L11">
      <style:paragraph-properties fo:margin-top="0.101cm" fo:margin-bottom="0.101cm" loext:contextual-spacing="false" fo:text-align="start" style:justify-single-word="false"/>
      <style:text-properties fo:font-weight="bold" officeooo:paragraph-rsid="01d3c164" style:font-weight-asian="bold" style:font-weight-complex="bold"/>
    </style:style>
    <style:style style:name="P83" style:family="paragraph" style:parent-style-name="Standard">
      <style:paragraph-properties fo:margin-top="0.101cm" fo:margin-bottom="0.101cm" loext:contextual-spacing="false" fo:text-align="start" style:justify-single-word="false"/>
      <style:text-properties fo:font-weight="bold" officeooo:rsid="024d6fad" officeooo:paragraph-rsid="024d6fad" style:font-weight-asian="bold" style:font-weight-complex="bold"/>
    </style:style>
    <style:style style:name="P84" style:family="paragraph" style:parent-style-name="Standard">
      <style:paragraph-properties fo:margin-top="0.101cm" fo:margin-bottom="0.101cm" loext:contextual-spacing="false" fo:text-align="start" style:justify-single-word="false"/>
      <style:text-properties fo:font-size="10pt" fo:font-weight="bold" officeooo:paragraph-rsid="001c3c87" style:font-size-asian="10pt" style:font-weight-asian="bold" style:font-size-complex="10pt" style:font-weight-complex="bold"/>
    </style:style>
    <style:style style:name="P85" style:family="paragraph" style:parent-style-name="Standard">
      <style:paragraph-properties fo:margin-top="0.101cm" fo:margin-bottom="0.101cm" loext:contextual-spacing="false" fo:text-align="start" style:justify-single-word="false"/>
      <style:text-properties fo:font-size="10pt" officeooo:paragraph-rsid="001c3c87" style:font-size-asian="10pt" style:font-size-complex="10pt"/>
    </style:style>
    <style:style style:name="P86" style:family="paragraph" style:parent-style-name="Standard">
      <style:paragraph-properties fo:margin-top="0.101cm" fo:margin-bottom="0.101cm" loext:contextual-spacing="false" fo:text-align="start" style:justify-single-word="false"/>
      <style:text-properties fo:font-size="10pt" officeooo:rsid="024d6fad" officeooo:paragraph-rsid="024d6fad" style:font-size-asian="10pt" style:font-size-complex="10pt"/>
    </style:style>
    <style:style style:name="P87" style:family="paragraph" style:parent-style-name="Standard">
      <style:paragraph-properties fo:margin-top="0.101cm" fo:margin-bottom="0.101cm" loext:contextual-spacing="false" fo:text-align="start" style:justify-single-word="false"/>
      <style:text-properties fo:font-size="8pt" fo:font-weight="bold" officeooo:paragraph-rsid="0209d9ec" style:font-size-asian="8pt" style:font-weight-asian="bold" style:font-size-complex="8pt" style:font-weight-complex="bold"/>
    </style:style>
    <style:style style:name="P88" style:family="paragraph" style:parent-style-name="Standard">
      <style:paragraph-properties fo:margin-top="0.101cm" fo:margin-bottom="0.101cm" loext:contextual-spacing="false" fo:text-align="center" style:justify-single-word="false"/>
      <style:text-properties fo:font-size="8pt" fo:font-weight="bold" officeooo:paragraph-rsid="001c3c87" style:font-size-asian="8pt" style:font-weight-asian="bold" style:font-size-complex="8pt" style:font-weight-complex="bold"/>
    </style:style>
    <style:style style:name="P89" style:family="paragraph" style:parent-style-name="Standard">
      <style:paragraph-properties fo:margin-top="0.101cm" fo:margin-bottom="0.101cm" loext:contextual-spacing="false" fo:text-align="start" style:justify-single-word="false"/>
      <style:text-properties fo:font-size="8pt" officeooo:rsid="02359769" officeooo:paragraph-rsid="02359769" style:font-size-asian="8pt" style:font-size-complex="8pt"/>
    </style:style>
    <style:style style:name="P90" style:family="paragraph" style:parent-style-name="Standard">
      <style:paragraph-properties fo:margin-top="0.101cm" fo:margin-bottom="0.101cm" loext:contextual-spacing="false"/>
      <style:text-properties fo:font-size="8pt" officeooo:paragraph-rsid="0243857b" style:font-size-asian="8pt" style:font-size-complex="8pt"/>
    </style:style>
    <style:style style:name="P91" style:family="paragraph" style:parent-style-name="Standard">
      <style:paragraph-properties fo:margin-top="0.101cm" fo:margin-bottom="0.101cm" loext:contextual-spacing="false" fo:text-align="center" style:justify-single-word="false"/>
      <style:text-properties fo:font-size="8pt" officeooo:paragraph-rsid="001c3c87" style:font-size-asian="8pt" style:font-size-complex="8pt"/>
    </style:style>
    <style:style style:name="P92" style:family="paragraph" style:parent-style-name="Standard">
      <style:paragraph-properties fo:margin-top="0.101cm" fo:margin-bottom="0.101cm" loext:contextual-spacing="false" fo:text-align="center" style:justify-single-word="false"/>
      <style:text-properties fo:font-size="8pt" officeooo:paragraph-rsid="02f106ef" style:font-size-asian="8pt" style:font-size-complex="8pt"/>
    </style:style>
    <style:style style:name="P93" style:family="paragraph" style:parent-style-name="Standard">
      <style:paragraph-properties fo:margin-top="0.101cm" fo:margin-bottom="0.101cm" loext:contextual-spacing="false" fo:text-align="start" style:justify-single-word="false"/>
      <style:text-properties officeooo:rsid="020da144" officeooo:paragraph-rsid="020da144"/>
    </style:style>
    <style:style style:name="P94" style:family="paragraph" style:parent-style-name="Standard">
      <style:paragraph-properties fo:margin-top="0.101cm" fo:margin-bottom="0.101cm" loext:contextual-spacing="false" fo:text-align="start" style:justify-single-word="false"/>
      <style:text-properties officeooo:rsid="02307bb4" officeooo:paragraph-rsid="02307bb4"/>
    </style:style>
    <style:style style:name="P95" style:family="paragraph" style:parent-style-name="Standard">
      <style:paragraph-properties fo:margin-top="0.101cm" fo:margin-bottom="0.101cm" loext:contextual-spacing="false" fo:text-align="start" style:justify-single-word="false"/>
      <style:text-properties officeooo:rsid="02359769" officeooo:paragraph-rsid="02359769"/>
    </style:style>
    <style:style style:name="P96" style:family="paragraph" style:parent-style-name="Standard">
      <style:paragraph-properties fo:margin-top="0.101cm" fo:margin-bottom="0.101cm" loext:contextual-spacing="false"/>
      <style:text-properties officeooo:paragraph-rsid="001c3c87"/>
    </style:style>
    <style:style style:name="P97" style:family="paragraph" style:parent-style-name="Standard">
      <style:paragraph-properties fo:margin-top="0.101cm" fo:margin-bottom="0.101cm" loext:contextual-spacing="false" fo:text-align="start" style:justify-single-word="false"/>
      <style:text-properties fo:font-size="12pt" fo:font-weight="bold" officeooo:paragraph-rsid="001c3c87" style:font-size-asian="12pt" style:font-weight-asian="bold" style:font-size-complex="12pt" style:font-weight-complex="bold"/>
    </style:style>
    <style:style style:name="P98" style:family="paragraph" style:parent-style-name="Standard">
      <style:paragraph-properties fo:margin-top="0.101cm" fo:margin-bottom="0.101cm" loext:contextual-spacing="false" fo:text-align="center" style:justify-single-word="false"/>
      <style:text-properties fo:font-size="12pt" fo:font-weight="bold" officeooo:paragraph-rsid="001c3c87" style:font-size-asian="12pt" style:font-weight-asian="bold" style:font-size-complex="12pt" style:font-weight-complex="bold"/>
    </style:style>
    <style:style style:name="P99" style:family="paragraph" style:parent-style-name="Standard">
      <style:paragraph-properties fo:margin-top="0.101cm" fo:margin-bottom="0.101cm" loext:contextual-spacing="false" fo:text-align="center" style:justify-single-word="false"/>
      <style:text-properties officeooo:paragraph-rsid="001c3c87"/>
    </style:style>
    <style:style style:name="P100" style:family="paragraph" style:parent-style-name="Standard">
      <style:paragraph-properties fo:margin-top="0.101cm" fo:margin-bottom="0.101cm" loext:contextual-spacing="false" fo:text-align="start" style:justify-single-word="false"/>
      <style:text-properties officeooo:rsid="024d6fad" officeooo:paragraph-rsid="024d6fad"/>
    </style:style>
    <style:style style:name="P101" style:family="paragraph" style:parent-style-name="Standard" style:list-style-name="L12">
      <style:paragraph-properties fo:margin-top="0.101cm" fo:margin-bottom="0.101cm" loext:contextual-spacing="false" fo:text-align="start" style:justify-single-word="false"/>
      <style:text-properties officeooo:rsid="029107db" officeooo:paragraph-rsid="029107db"/>
    </style:style>
    <style:style style:name="P102" style:family="paragraph" style:parent-style-name="Standard" style:list-style-name="L12">
      <style:paragraph-properties fo:margin-top="0.101cm" fo:margin-bottom="0.101cm" loext:contextual-spacing="false" fo:text-align="start" style:justify-single-word="false"/>
      <style:text-properties fo:color="#2a6099" officeooo:rsid="029107db" officeooo:paragraph-rsid="029107db" fo:background-color="transparent"/>
    </style:style>
    <style:style style:name="P103" style:family="paragraph" style:parent-style-name="Standard" style:list-style-name="L5">
      <style:paragraph-properties fo:margin-top="0.503cm" fo:margin-bottom="0.503cm" loext:contextual-spacing="false" fo:text-align="start" style:justify-single-word="false"/>
      <style:text-properties fo:font-weight="bold" officeooo:rsid="01056863" officeooo:paragraph-rsid="0131f729" style:font-weight-asian="bold" style:font-weight-complex="bold"/>
    </style:style>
    <style:style style:name="P104" style:family="paragraph" style:parent-style-name="Standard">
      <style:paragraph-properties fo:margin-top="0.503cm" fo:margin-bottom="0.503cm" loext:contextual-spacing="false" fo:text-align="start" style:justify-single-word="false"/>
      <style:text-properties fo:font-weight="bold" officeooo:rsid="01aa1a4e" officeooo:paragraph-rsid="01aa1a4e" style:font-weight-asian="bold" style:font-weight-complex="bold"/>
    </style:style>
    <style:style style:name="P105"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209d9ec" style:font-size-asian="8pt" style:font-size-complex="8pt"/>
    </style:style>
    <style:style style:name="P106" style:family="paragraph" style:parent-style-name="Table_20_Contents">
      <style:text-properties fo:font-size="8pt" style:font-size-asian="8pt" style:font-size-complex="8pt"/>
    </style:style>
    <style:style style:name="P107" style:family="paragraph" style:parent-style-name="Table_20_Heading">
      <style:text-properties fo:font-size="8pt" style:font-size-asian="8pt" style:font-size-complex="8pt"/>
    </style:style>
    <style:style style:name="P108" style:family="paragraph" style:parent-style-name="Text_20_body" style:list-style-name="L13">
      <style:text-properties fo:font-size="10pt" style:font-size-asian="10pt" style:font-size-complex="10pt"/>
    </style:style>
    <style:style style:name="T1" style:family="text">
      <style:text-properties officeooo:rsid="001aa060"/>
    </style:style>
    <style:style style:name="T2" style:family="text">
      <style:text-properties fo:font-weight="bold" style:font-weight-asian="bold" style:font-weight-complex="bold"/>
    </style:style>
    <style:style style:name="T3" style:family="text">
      <style:text-properties fo:font-weight="bold" officeooo:rsid="00dcdf48" style:font-weight-asian="bold" style:font-weight-complex="bold"/>
    </style:style>
    <style:style style:name="T4" style:family="text">
      <style:text-properties fo:font-weight="bold" officeooo:rsid="00dd042c" style:font-weight-asian="bold" style:font-weight-complex="bold"/>
    </style:style>
    <style:style style:name="T5" style:family="text">
      <style:text-properties fo:font-weight="bold" officeooo:rsid="00f9840e" style:font-weight-asian="bold" style:font-weight-complex="bold"/>
    </style:style>
    <style:style style:name="T6" style:family="text">
      <style:text-properties fo:font-weight="bold" officeooo:rsid="017a48d9" style:font-weight-asian="bold" style:font-weight-complex="bold"/>
    </style:style>
    <style:style style:name="T7" style:family="text">
      <style:text-properties fo:font-weight="bold" officeooo:rsid="005d5d20" style:font-weight-asian="bold" style:font-weight-complex="bold"/>
    </style:style>
    <style:style style:name="T8" style:family="text">
      <style:text-properties fo:font-weight="bold" officeooo:rsid="01c03f71" style:font-weight-asian="bold" style:font-weight-complex="bold"/>
    </style:style>
    <style:style style:name="T9" style:family="text">
      <style:text-properties fo:font-weight="bold" officeooo:rsid="01efdaf8" style:font-weight-asian="bold" style:font-weight-complex="bold"/>
    </style:style>
    <style:style style:name="T10" style:family="text">
      <style:text-properties fo:font-weight="bold" officeooo:rsid="01d9d927" style:font-weight-asian="bold" style:font-weight-complex="bold"/>
    </style:style>
    <style:style style:name="T11" style:family="text">
      <style:text-properties fo:font-weight="bold" officeooo:rsid="01dadfdb" style:font-weight-asian="bold" style:font-weight-complex="bold"/>
    </style:style>
    <style:style style:name="T12" style:family="text">
      <style:text-properties fo:font-weight="bold" officeooo:rsid="01db2043" style:font-weight-asian="bold" style:font-weight-complex="bold"/>
    </style:style>
    <style:style style:name="T13" style:family="text">
      <style:text-properties fo:font-weight="bold" officeooo:rsid="01f45646" style:font-weight-asian="bold" style:font-weight-complex="bold"/>
    </style:style>
    <style:style style:name="T14" style:family="text">
      <style:text-properties fo:font-weight="bold" officeooo:rsid="0283e397" style:font-weight-asian="bold" style:font-weight-complex="bold"/>
    </style:style>
    <style:style style:name="T15" style:family="text">
      <style:text-properties fo:font-weight="bold" fo:background-color="#ffff00" loext:char-shading-value="0" style:font-weight-asian="bold" style:font-weight-complex="bold"/>
    </style:style>
    <style:style style:name="T16" style:family="text">
      <style:text-properties fo:font-weight="bold" officeooo:rsid="005d5d20" fo:background-color="#ffff00" loext:char-shading-value="0" style:font-weight-asian="bold" style:font-weight-complex="bold"/>
    </style:style>
    <style:style style:name="T17" style:family="text">
      <style:text-properties officeooo:rsid="003d36eb"/>
    </style:style>
    <style:style style:name="T18" style:family="text">
      <style:text-properties officeooo:rsid="003edf8b"/>
    </style:style>
    <style:style style:name="T19" style:family="text">
      <style:text-properties fo:font-weight="normal" style:font-weight-asian="normal" style:font-weight-complex="normal"/>
    </style:style>
    <style:style style:name="T20" style:family="text">
      <style:text-properties fo:font-weight="normal" officeooo:rsid="0048d1e6" style:font-weight-asian="normal" style:font-weight-complex="normal"/>
    </style:style>
    <style:style style:name="T21" style:family="text">
      <style:text-properties fo:font-weight="normal" officeooo:rsid="001aa060" style:font-weight-asian="normal" style:font-weight-complex="normal"/>
    </style:style>
    <style:style style:name="T22" style:family="text">
      <style:text-properties fo:font-weight="normal" officeooo:rsid="004941f6" style:font-weight-asian="normal" style:font-weight-complex="normal"/>
    </style:style>
    <style:style style:name="T23" style:family="text">
      <style:text-properties fo:font-weight="normal" officeooo:rsid="00dcdf48" style:font-weight-asian="normal" style:font-weight-complex="normal"/>
    </style:style>
    <style:style style:name="T24" style:family="text">
      <style:text-properties fo:font-weight="normal" officeooo:rsid="00dd042c" style:font-weight-asian="normal" style:font-weight-complex="normal"/>
    </style:style>
    <style:style style:name="T25" style:family="text">
      <style:text-properties fo:font-weight="normal" officeooo:rsid="00f9840e" style:font-weight-asian="normal" style:font-weight-complex="normal"/>
    </style:style>
    <style:style style:name="T26" style:family="text">
      <style:text-properties fo:font-weight="normal" officeooo:rsid="00fb6962" style:font-weight-asian="normal" style:font-weight-complex="normal"/>
    </style:style>
    <style:style style:name="T27" style:family="text">
      <style:text-properties fo:font-weight="normal" officeooo:rsid="01056863" style:font-weight-asian="normal" style:font-weight-complex="normal"/>
    </style:style>
    <style:style style:name="T28" style:family="text">
      <style:text-properties fo:font-weight="normal" officeooo:rsid="0109ba53" style:font-weight-asian="normal" style:font-weight-complex="normal"/>
    </style:style>
    <style:style style:name="T29" style:family="text">
      <style:text-properties fo:font-weight="normal" officeooo:rsid="012460ff" style:font-weight-asian="normal" style:font-weight-complex="normal"/>
    </style:style>
    <style:style style:name="T30" style:family="text">
      <style:text-properties fo:font-weight="normal" officeooo:rsid="015704ac" style:font-weight-asian="normal" style:font-weight-complex="normal"/>
    </style:style>
    <style:style style:name="T31" style:family="text">
      <style:text-properties fo:font-weight="normal" officeooo:rsid="01c03f71" style:font-weight-asian="normal" style:font-weight-complex="normal"/>
    </style:style>
    <style:style style:name="T32" style:family="text">
      <style:text-properties fo:font-weight="normal" officeooo:rsid="01c4eb90" style:font-weight-asian="normal" style:font-weight-complex="normal"/>
    </style:style>
    <style:style style:name="T33" style:family="text">
      <style:text-properties fo:font-weight="normal" officeooo:rsid="01818720" style:font-weight-asian="normal" style:font-weight-complex="normal"/>
    </style:style>
    <style:style style:name="T34" style:family="text">
      <style:text-properties fo:font-weight="normal" officeooo:rsid="0412ff58" style:font-weight-asian="normal" style:font-weight-complex="normal"/>
    </style:style>
    <style:style style:name="T35" style:family="text">
      <style:text-properties fo:font-weight="normal" officeooo:rsid="0428ad4b" style:font-weight-asian="normal" style:font-weight-complex="normal"/>
    </style:style>
    <style:style style:name="T36" style:family="text">
      <style:text-properties fo:font-weight="normal" officeooo:rsid="042c3cbe" style:font-weight-asian="normal" style:font-weight-complex="normal"/>
    </style:style>
    <style:style style:name="T37" style:family="text">
      <style:text-properties fo:font-weight="normal" officeooo:rsid="042d4ee4" style:font-weight-asian="normal" style:font-weight-complex="normal"/>
    </style:style>
    <style:style style:name="T38" style:family="text">
      <style:text-properties fo:font-weight="normal" officeooo:rsid="005d5d20" style:font-weight-asian="normal" style:font-weight-complex="normal"/>
    </style:style>
    <style:style style:name="T39" style:family="text">
      <style:text-properties officeooo:rsid="009d39c2"/>
    </style:style>
    <style:style style:name="T40" style:family="text">
      <style:text-properties officeooo:rsid="00a34053"/>
    </style:style>
    <style:style style:name="T41" style:family="text">
      <style:text-properties fo:font-size="10pt" style:font-size-asian="10pt" style:font-size-complex="10pt"/>
    </style:style>
    <style:style style:name="T42" style:family="text">
      <style:text-properties fo:font-size="10pt" officeooo:rsid="002d0039" style:font-size-asian="10pt" style:font-size-complex="10pt"/>
    </style:style>
    <style:style style:name="T43" style:family="text">
      <style:text-properties fo:font-size="10pt" officeooo:rsid="01f45646" style:font-size-asian="10pt" style:font-size-complex="10pt"/>
    </style:style>
    <style:style style:name="T44" style:family="text">
      <style:text-properties fo:font-size="10pt" officeooo:rsid="029a0b3e" style:font-size-asian="10pt" style:font-size-complex="10pt"/>
    </style:style>
    <style:style style:name="T45" style:family="text">
      <style:text-properties fo:font-size="10pt" officeooo:rsid="039f19dc" style:font-size-asian="10pt" style:font-size-complex="10pt"/>
    </style:style>
    <style:style style:name="T46" style:family="text">
      <style:text-properties fo:font-size="10pt" officeooo:rsid="039a7881"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fo:font-weight="bold" officeooo:rsid="002d0039" style:font-size-asian="10pt" style:font-weight-asian="bold" style:font-size-complex="10pt" style:font-weight-complex="bold"/>
    </style:style>
    <style:style style:name="T49" style:family="text">
      <style:text-properties fo:font-size="10pt" fo:font-weight="bold" officeooo:rsid="01f45646" style:font-size-asian="10pt" style:font-weight-asian="bold" style:font-size-complex="10pt" style:font-weight-complex="bold"/>
    </style:style>
    <style:style style:name="T50" style:family="text">
      <style:text-properties fo:font-size="10pt" fo:font-weight="bold" officeooo:rsid="0169b171" style:font-size-asian="10pt" style:font-weight-asian="bold" style:font-size-complex="10pt" style:font-weight-complex="bold"/>
    </style:style>
    <style:style style:name="T51" style:family="text">
      <style:text-properties fo:font-size="10pt" fo:font-weight="bold" officeooo:rsid="029a0b3e" style:font-size-asian="10pt" style:font-weight-asian="bold" style:font-size-complex="10pt" style:font-weight-complex="bold"/>
    </style:style>
    <style:style style:name="T52" style:family="text">
      <style:text-properties fo:font-size="10pt" fo:font-weight="bold" officeooo:rsid="02acf9ed" style:font-size-asian="10pt" style:font-weight-asian="bold" style:font-size-complex="10pt" style:font-weight-complex="bold"/>
    </style:style>
    <style:style style:name="T53" style:family="text">
      <style:text-properties fo:font-size="10pt" fo:font-weight="bold" officeooo:rsid="02b894cf" style:font-size-asian="10pt" style:font-weight-asian="bold" style:font-size-complex="10pt" style:font-weight-complex="bold"/>
    </style:style>
    <style:style style:name="T54" style:family="text">
      <style:text-properties fo:font-size="10pt" fo:font-weight="bold" officeooo:rsid="02bea65e" style:font-size-asian="10pt" style:font-weight-asian="bold" style:font-size-complex="10pt" style:font-weight-complex="bold"/>
    </style:style>
    <style:style style:name="T55" style:family="text">
      <style:text-properties fo:font-size="10pt" fo:font-weight="bold" officeooo:rsid="02bd7872" style:font-size-asian="10pt" style:font-weight-asian="bold" style:font-size-complex="10pt" style:font-weight-complex="bold"/>
    </style:style>
    <style:style style:name="T56" style:family="text">
      <style:text-properties fo:font-size="10pt" fo:font-weight="bold" officeooo:rsid="02d7f815" style:font-size-asian="10pt" style:font-weight-asian="bold" style:font-size-complex="10pt" style:font-weight-complex="bold"/>
    </style:style>
    <style:style style:name="T57" style:family="text">
      <style:text-properties fo:font-size="10pt" fo:font-weight="bold" officeooo:rsid="02d9f9ad" style:font-size-asian="10pt" style:font-weight-asian="bold" style:font-size-complex="10pt" style:font-weight-complex="bold"/>
    </style:style>
    <style:style style:name="T58" style:family="text">
      <style:text-properties fo:font-size="10pt" fo:font-weight="bold" officeooo:rsid="02f2a6de" style:font-size-asian="10pt" style:font-weight-asian="bold" style:font-size-complex="10pt" style:font-weight-complex="bold"/>
    </style:style>
    <style:style style:name="T59" style:family="text">
      <style:text-properties fo:font-size="10pt" fo:font-weight="bold" officeooo:rsid="02f3f00b" style:font-size-asian="10pt" style:font-weight-asian="bold" style:font-size-complex="10pt" style:font-weight-complex="bold"/>
    </style:style>
    <style:style style:name="T60" style:family="text">
      <style:text-properties fo:font-size="10pt" fo:font-weight="bold" officeooo:rsid="03697347" style:font-size-asian="10pt" style:font-weight-asian="bold" style:font-size-complex="10pt" style:font-weight-complex="bold"/>
    </style:style>
    <style:style style:name="T61" style:family="text">
      <style:text-properties fo:font-size="10pt" fo:font-weight="normal" officeooo:rsid="01f45646" style:font-size-asian="10pt" style:font-weight-asian="normal" style:font-size-complex="10pt" style:font-weight-complex="normal"/>
    </style:style>
    <style:style style:name="T62" style:family="text">
      <style:text-properties fo:font-size="10pt" fo:font-weight="normal" officeooo:rsid="025b5542" style:font-size-asian="10pt" style:font-weight-asian="normal" style:font-size-complex="10pt" style:font-weight-complex="normal"/>
    </style:style>
    <style:style style:name="T63" style:family="text">
      <style:text-properties fo:font-size="10pt" fo:font-weight="normal" officeooo:rsid="02bbec70" style:font-size-asian="10pt" style:font-weight-asian="normal" style:font-size-complex="10pt" style:font-weight-complex="normal"/>
    </style:style>
    <style:style style:name="T64" style:family="text">
      <style:text-properties fo:font-size="10pt" fo:font-weight="normal" officeooo:rsid="02acf9ed" style:font-size-asian="10pt" style:font-weight-asian="normal" style:font-size-complex="10pt" style:font-weight-complex="normal"/>
    </style:style>
    <style:style style:name="T65" style:family="text">
      <style:text-properties fo:font-size="10pt" fo:font-weight="normal" officeooo:rsid="02c2aace" style:font-size-asian="10pt" style:font-weight-asian="normal" style:font-size-complex="10pt" style:font-weight-complex="normal"/>
    </style:style>
    <style:style style:name="T66" style:family="text">
      <style:text-properties fo:font-size="10pt" fo:font-weight="normal" officeooo:rsid="02d67e70" style:font-size-asian="10pt" style:font-weight-asian="normal" style:font-size-complex="10pt" style:font-weight-complex="normal"/>
    </style:style>
    <style:style style:name="T67" style:family="text">
      <style:text-properties fo:font-size="10pt" fo:font-weight="normal" officeooo:rsid="02d97a40" style:font-size-asian="10pt" style:font-weight-asian="normal" style:font-size-complex="10pt" style:font-weight-complex="normal"/>
    </style:style>
    <style:style style:name="T68" style:family="text">
      <style:text-properties fo:font-size="10pt" fo:font-weight="normal" officeooo:rsid="02d9f9ad" style:font-size-asian="10pt" style:font-weight-asian="normal" style:font-size-complex="10pt" style:font-weight-complex="normal"/>
    </style:style>
    <style:style style:name="T69" style:family="text">
      <style:text-properties fo:font-size="10pt" fo:font-weight="normal" officeooo:rsid="0305d7a9" style:font-size-asian="10pt" style:font-weight-asian="normal" style:font-size-complex="10pt" style:font-weight-complex="normal"/>
    </style:style>
    <style:style style:name="T70" style:family="text">
      <style:text-properties fo:font-size="10pt" fo:font-weight="normal" officeooo:rsid="0307e734" style:font-size-asian="10pt" style:font-weight-asian="normal" style:font-size-complex="10pt" style:font-weight-complex="normal"/>
    </style:style>
    <style:style style:name="T71" style:family="text">
      <style:text-properties fo:font-size="10pt" fo:font-weight="normal" officeooo:rsid="0311c9f0" style:font-size-asian="10pt" style:font-weight-asian="normal" style:font-size-complex="10pt" style:font-weight-complex="normal"/>
    </style:style>
    <style:style style:name="T72" style:family="text">
      <style:text-properties fo:font-size="10pt" fo:font-weight="normal" officeooo:rsid="03150622" style:font-size-asian="10pt" style:font-weight-asian="normal" style:font-size-complex="10pt" style:font-weight-complex="normal"/>
    </style:style>
    <style:style style:name="T73" style:family="text">
      <style:text-properties fo:font-size="10pt" fo:font-weight="normal" officeooo:rsid="034a20de" style:font-size-asian="10pt" style:font-weight-asian="normal" style:font-size-complex="10pt" style:font-weight-complex="normal"/>
    </style:style>
    <style:style style:name="T74" style:family="text">
      <style:text-properties fo:font-size="10pt" fo:font-weight="normal" officeooo:rsid="0461a917" style:font-size-asian="10pt" style:font-weight-asian="normal" style:font-size-complex="10pt" style:font-weight-complex="normal"/>
    </style:style>
    <style:style style:name="T75" style:family="text">
      <style:text-properties fo:font-size="10pt" fo:font-weight="normal" officeooo:rsid="0462a9fa" style:font-size-asian="10pt" style:font-weight-asian="normal" style:font-size-complex="10pt" style:font-weight-complex="normal"/>
    </style:style>
    <style:style style:name="T76" style:family="text">
      <style:text-properties fo:font-size="10pt" fo:font-style="normal" fo:font-weight="normal" officeooo:rsid="02e17fa5" style:font-size-asian="10pt" style:font-style-asian="normal" style:font-weight-asian="normal" style:font-size-complex="10pt" style:font-style-complex="normal" style:font-weight-complex="normal"/>
    </style:style>
    <style:style style:name="T77" style:family="text">
      <style:text-properties fo:font-size="10pt" fo:font-style="normal" fo:font-weight="normal" officeooo:rsid="02d97a40" style:font-size-asian="10pt" style:font-style-asian="normal" style:font-weight-asian="normal" style:font-size-complex="10pt" style:font-style-complex="normal" style:font-weight-complex="normal"/>
    </style:style>
    <style:style style:name="T78" style:family="text">
      <style:text-properties fo:font-size="10pt" fo:font-style="normal" fo:font-weight="normal" officeooo:rsid="02eaaa11" style:font-size-asian="10pt" style:font-style-asian="normal" style:font-weight-asian="normal" style:font-size-complex="10pt" style:font-style-complex="normal" style:font-weight-complex="normal"/>
    </style:style>
    <style:style style:name="T79" style:family="text">
      <style:text-properties fo:font-size="10pt" fo:font-style="normal" fo:font-weight="normal" officeooo:rsid="0307e734" style:font-size-asian="10pt" style:font-style-asian="normal" style:font-weight-asian="normal" style:font-size-complex="10pt" style:font-style-complex="normal" style:font-weight-complex="normal"/>
    </style:style>
    <style:style style:name="T80" style:family="text">
      <style:text-properties fo:font-size="10pt" fo:font-style="normal" fo:font-weight="normal" officeooo:rsid="0461a917" style:font-size-asian="10pt" style:font-style-asian="normal" style:font-weight-asian="normal" style:font-size-complex="10pt" style:font-style-complex="normal" style:font-weight-complex="normal"/>
    </style:style>
    <style:style style:name="T81" style:family="text">
      <style:text-properties fo:font-size="10pt" fo:font-style="normal" fo:font-weight="normal" officeooo:rsid="0462a9fa" style:font-size-asian="10pt" style:font-style-asian="normal" style:font-weight-asian="normal" style:font-size-complex="10pt" style:font-style-complex="normal" style:font-weight-complex="normal"/>
    </style:style>
    <style:style style:name="T82" style:family="text">
      <style:text-properties fo:font-size="10pt" style:text-underline-style="none" fo:font-weight="bold" officeooo:rsid="02bd7872" style:font-size-asian="10pt" style:font-weight-asian="bold" style:font-size-complex="10pt" style:font-weight-complex="bold"/>
    </style:style>
    <style:style style:name="T83" style:family="text">
      <style:text-properties fo:font-size="10pt" style:text-underline-style="none" fo:font-weight="bold" officeooo:rsid="02c2aace" style:font-size-asian="10pt" style:font-weight-asian="bold" style:font-size-complex="10pt" style:font-weight-complex="bold"/>
    </style:style>
    <style:style style:name="T84" style:family="text">
      <style:text-properties fo:color="#2a6099"/>
    </style:style>
    <style:style style:name="T85" style:family="text">
      <style:text-properties fo:color="#2a6099" fo:font-size="8pt" fo:font-weight="bold" style:font-size-asian="8pt" style:font-weight-asian="bold" style:font-size-complex="8pt" style:font-weight-complex="bold"/>
    </style:style>
    <style:style style:name="T86" style:family="text">
      <style:text-properties fo:color="#2a6099" fo:font-size="10pt" fo:font-weight="bold" style:font-size-asian="10pt" style:font-weight-asian="bold" style:font-size-complex="10pt" style:font-weight-complex="bold"/>
    </style:style>
    <style:style style:name="T87" style:family="text">
      <style:text-properties fo:color="#2a6099" fo:font-size="10pt" fo:font-weight="bold" officeooo:rsid="0169b171" fo:background-color="transparent" loext:char-shading-value="0" style:font-size-asian="10pt" style:font-weight-asian="bold" style:font-size-complex="10pt" style:font-weight-complex="bold"/>
    </style:style>
    <style:style style:name="T88" style:family="text">
      <style:text-properties fo:color="#2a6099" fo:font-size="10pt" fo:font-weight="normal" officeooo:rsid="02c2aace" style:font-size-asian="10pt" style:font-weight-asian="normal" style:font-size-complex="10pt" style:font-weight-complex="normal"/>
    </style:style>
    <style:style style:name="T89" style:family="text">
      <style:text-properties fo:color="#2a6099" fo:font-size="10pt" fo:font-style="normal" fo:font-weight="normal" officeooo:rsid="02eaaa11" style:font-size-asian="10pt" style:font-style-asian="normal" style:font-weight-asian="normal" style:font-size-complex="10pt" style:font-style-complex="normal" style:font-weight-complex="normal"/>
    </style:style>
    <style:style style:name="T90" style:family="text">
      <style:text-properties fo:color="#2a6099" fo:font-size="10pt" fo:font-style="normal" fo:font-weight="normal" officeooo:rsid="02fae909" style:font-size-asian="10pt" style:font-style-asian="normal" style:font-weight-asian="normal" style:font-size-complex="10pt" style:font-style-complex="normal" style:font-weight-complex="normal"/>
    </style:style>
    <style:style style:name="T91" style:family="text">
      <style:text-properties fo:color="#2a6099" fo:font-size="10pt" fo:font-style="normal" fo:font-weight="normal" officeooo:rsid="0311c9f0" style:font-size-asian="10pt" style:font-style-asian="normal" style:font-weight-asian="normal" style:font-size-complex="10pt" style:font-style-complex="normal" style:font-weight-complex="normal"/>
    </style:style>
    <style:style style:name="T92" style:family="text">
      <style:text-properties fo:color="#2a6099" fo:font-size="10pt" fo:font-style="normal" fo:font-weight="normal" officeooo:rsid="032a2d42" style:font-size-asian="10pt" style:font-style-asian="normal" style:font-weight-asian="normal" style:font-size-complex="10pt" style:font-style-complex="normal" style:font-weight-complex="normal"/>
    </style:style>
    <style:style style:name="T93" style:family="text">
      <style:text-properties fo:color="#2a6099" fo:font-size="10pt" fo:font-style="normal" fo:font-weight="normal" officeooo:rsid="0331411a" style:font-size-asian="10pt" style:font-style-asian="normal" style:font-weight-asian="normal" style:font-size-complex="10pt" style:font-style-complex="normal" style:font-weight-complex="normal"/>
    </style:style>
    <style:style style:name="T94" style:family="text">
      <style:text-properties fo:color="#2a6099" fo:font-size="10pt" fo:font-style="normal" fo:font-weight="normal" officeooo:rsid="034a20de" style:font-size-asian="10pt" style:font-style-asian="normal" style:font-weight-asian="normal" style:font-size-complex="10pt" style:font-style-complex="normal" style:font-weight-complex="normal"/>
    </style:style>
    <style:style style:name="T95" style:family="text">
      <style:text-properties fo:color="#2a6099" fo:font-size="10pt" fo:font-style="normal" fo:font-weight="normal" officeooo:rsid="034dd276" style:font-size-asian="10pt" style:font-style-asian="normal" style:font-weight-asian="normal" style:font-size-complex="10pt" style:font-style-complex="normal" style:font-weight-complex="normal"/>
    </style:style>
    <style:style style:name="T96" style:family="text">
      <style:text-properties fo:color="#2a6099" fo:font-size="10pt" fo:font-style="normal" fo:font-weight="normal" officeooo:rsid="034e7c87" style:font-size-asian="10pt" style:font-style-asian="normal" style:font-weight-asian="normal" style:font-size-complex="10pt" style:font-style-complex="normal" style:font-weight-complex="normal"/>
    </style:style>
    <style:style style:name="T97" style:family="text">
      <style:text-properties fo:color="#2a6099" fo:font-size="10pt" fo:font-style="normal" fo:font-weight="normal" officeooo:rsid="035cfe0e" style:font-size-asian="10pt" style:font-style-asian="normal" style:font-weight-asian="normal" style:font-size-complex="10pt" style:font-style-complex="normal" style:font-weight-complex="normal"/>
    </style:style>
    <style:style style:name="T98" style:family="text">
      <style:text-properties fo:color="#2a6099" fo:font-size="10pt" fo:font-style="normal" fo:font-weight="normal" officeooo:rsid="035ee121" style:font-size-asian="10pt" style:font-style-asian="normal" style:font-weight-asian="normal" style:font-size-complex="10pt" style:font-style-complex="normal" style:font-weight-complex="normal"/>
    </style:style>
    <style:style style:name="T99" style:family="text">
      <style:text-properties fo:color="#2a6099" fo:font-size="10pt" fo:font-style="normal" fo:font-weight="normal" officeooo:rsid="03a67e2f" style:font-size-asian="10pt" style:font-style-asian="normal" style:font-weight-asian="normal" style:font-size-complex="10pt" style:font-style-complex="normal" style:font-weight-complex="normal"/>
    </style:style>
    <style:style style:name="T100" style:family="text">
      <style:text-properties fo:color="#2a6099" fo:font-size="10pt" fo:font-style="normal" fo:font-weight="normal" officeooo:rsid="03a73112" style:font-size-asian="10pt" style:font-style-asian="normal" style:font-weight-asian="normal" style:font-size-complex="10pt" style:font-style-complex="normal" style:font-weight-complex="normal"/>
    </style:style>
    <style:style style:name="T101" style:family="text">
      <style:text-properties fo:color="#2a6099" fo:font-size="10pt" fo:font-style="normal" fo:font-weight="normal" officeooo:rsid="03a86baf" style:font-size-asian="10pt" style:font-style-asian="normal" style:font-weight-asian="normal" style:font-size-complex="10pt" style:font-style-complex="normal" style:font-weight-complex="normal"/>
    </style:style>
    <style:style style:name="T102" style:family="text">
      <style:text-properties fo:color="#2a6099" fo:font-size="10pt" fo:font-style="normal" fo:font-weight="normal" officeooo:rsid="03a9f6cb" style:font-size-asian="10pt" style:font-style-asian="normal" style:font-weight-asian="normal" style:font-size-complex="10pt" style:font-style-complex="normal" style:font-weight-complex="normal"/>
    </style:style>
    <style:style style:name="T103" style:family="text">
      <style:text-properties fo:color="#2a6099" fo:font-size="10pt" fo:font-style="normal" fo:font-weight="normal" officeooo:rsid="03aae758" style:font-size-asian="10pt" style:font-style-asian="normal" style:font-weight-asian="normal" style:font-size-complex="10pt" style:font-style-complex="normal" style:font-weight-complex="normal"/>
    </style:style>
    <style:style style:name="T104" style:family="text">
      <style:text-properties fo:color="#2a6099" fo:font-size="10pt" fo:font-style="normal" fo:font-weight="normal" officeooo:rsid="03c768c7" style:font-size-asian="10pt" style:font-style-asian="normal" style:font-weight-asian="normal" style:font-size-complex="10pt" style:font-style-complex="normal" style:font-weight-complex="normal"/>
    </style:style>
    <style:style style:name="T105" style:family="text">
      <style:text-properties fo:color="#2a6099" fo:font-size="10pt" fo:font-style="normal" fo:font-weight="normal" officeooo:rsid="046b32d6" style:font-size-asian="10pt" style:font-style-asian="normal" style:font-weight-asian="normal" style:font-size-complex="10pt" style:font-style-complex="normal" style:font-weight-complex="normal"/>
    </style:style>
    <style:style style:name="T106" style:family="text">
      <style:text-properties fo:color="#2a6099" fo:font-size="10pt" fo:font-style="normal" fo:font-weight="normal" officeooo:rsid="04721979" style:font-size-asian="10pt" style:font-style-asian="normal" style:font-weight-asian="normal" style:font-size-complex="10pt" style:font-style-complex="normal" style:font-weight-complex="normal"/>
    </style:style>
    <style:style style:name="T107" style:family="text">
      <style:text-properties fo:color="#2a6099" fo:font-size="10pt" fo:font-style="normal" fo:font-weight="normal" officeooo:rsid="0331411a" fo:background-color="#ffff00" loext:char-shading-value="0" style:font-size-asian="10pt" style:font-style-asian="normal" style:font-weight-asian="normal" style:font-size-complex="10pt" style:font-style-complex="normal" style:font-weight-complex="normal"/>
    </style:style>
    <style:style style:name="T108" style:family="text">
      <style:text-properties fo:color="#2a6099" fo:font-size="10pt" fo:font-style="normal" fo:font-weight="normal" officeooo:rsid="02fae909" fo:background-color="#ffff00" loext:char-shading-value="0" style:font-size-asian="10pt" style:font-style-asian="normal" style:font-weight-asian="normal" style:font-size-complex="10pt" style:font-style-complex="normal" style:font-weight-complex="normal"/>
    </style:style>
    <style:style style:name="T109" style:family="text">
      <style:text-properties fo:color="#2a6099" fo:font-size="10pt" fo:font-style="normal" fo:font-weight="normal" officeooo:rsid="032a2d42" fo:background-color="#ffff00" loext:char-shading-value="0" style:font-size-asian="10pt" style:font-style-asian="normal" style:font-weight-asian="normal" style:font-size-complex="10pt" style:font-style-complex="normal" style:font-weight-complex="normal"/>
    </style:style>
    <style:style style:name="T110" style:family="text">
      <style:text-properties fo:color="#2a6099" fo:font-size="10pt" fo:font-style="normal" fo:font-weight="normal" officeooo:rsid="032bbdfa" fo:background-color="#ffff00" loext:char-shading-value="0" style:font-size-asian="10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3522048" style:font-size-asian="10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34e7c87" style:font-size-asian="10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2d97a40" style:font-size-asian="10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2fae909" style:font-size-asian="10pt" style:font-style-asian="normal" style:font-weight-asian="normal" style:font-size-complex="10pt" style:font-style-complex="normal" style:font-weight-complex="normal"/>
    </style:style>
    <style:style style:name="T115" style:family="text">
      <style:text-properties fo:color="#2a6099" fo:font-size="10pt" fo:font-style="italic" fo:font-weight="normal" officeooo:rsid="034a20de" style:font-size-asian="10pt" style:font-style-asian="italic" style:font-weight-asian="normal" style:font-size-complex="10pt" style:font-style-complex="italic" style:font-weight-complex="normal"/>
    </style:style>
    <style:style style:name="T116" style:family="text">
      <style:text-properties fo:color="#2a6099" style:font-name="Droid Sans Mono" fo:font-size="8pt" fo:font-weight="normal" fo:background-color="transparent" loext:char-shading-value="0" style:font-size-asian="8pt" style:font-weight-asian="normal" style:font-size-complex="8pt" style:font-weight-complex="normal"/>
    </style:style>
    <style:style style:name="T117" style:family="text">
      <style:text-properties fo:color="#2a6099" style:font-name="Droid Sans Mono" fo:font-size="8pt" fo:font-weight="normal" fo:background-color="transparent" loext:char-shading-value="0" style:font-size-asian="8pt" style:font-size-complex="8pt"/>
    </style:style>
    <style:style style:name="T118" style:family="text">
      <style:text-properties fo:color="#2a6099" style:font-name="Droid Sans Mono" fo:font-size="8pt" fo:font-weight="bold" fo:background-color="transparent" loext:char-shading-value="0" style:font-size-asian="8pt" style:font-weight-asian="bold" style:font-size-complex="8pt" style:font-weight-complex="bold"/>
    </style:style>
    <style:style style:name="T119" style:family="text">
      <style:text-properties fo:color="#2a6099" fo:font-size="15pt" fo:font-style="normal" fo:font-weight="bold" officeooo:rsid="03423b64" style:font-size-asian="15pt" style:font-style-asian="normal" style:font-weight-asian="bold" style:font-size-complex="15pt" style:font-style-complex="normal" style:font-weight-complex="bold"/>
    </style:style>
    <style:style style:name="T120" style:family="text">
      <style:text-properties fo:color="#2a6099" officeooo:rsid="04433c84"/>
    </style:style>
    <style:style style:name="T121" style:family="text">
      <style:text-properties fo:color="#2a6099" fo:font-weight="bold" style:font-weight-asian="bold" style:font-weight-complex="bold"/>
    </style:style>
    <style:style style:name="T122" style:family="text">
      <style:text-properties fo:color="#2a6099" fo:font-weight="bold" officeooo:rsid="04433c84" style:font-weight-asian="bold" style:font-weight-complex="bold"/>
    </style:style>
    <style:style style:name="T123" style:family="text">
      <style:text-properties fo:color="#2a6099" fo:font-size="13pt" fo:font-style="normal" fo:font-weight="normal" officeooo:rsid="04721979" style:font-size-asian="13pt" style:font-style-asian="normal" style:font-weight-asian="normal" style:font-size-complex="13pt" style:font-style-complex="normal" style:font-weight-complex="normal"/>
    </style:style>
    <style:style style:name="T124" style:family="text">
      <style:text-properties fo:color="#2a6099" fo:font-size="13pt" fo:font-style="normal" fo:font-weight="bold" officeooo:rsid="04721979" style:font-size-asian="13pt" style:font-style-asian="normal" style:font-weight-asian="bold" style:font-size-complex="13pt" style:font-style-complex="normal" style:font-weight-complex="bold"/>
    </style:style>
    <style:style style:name="T125" style:family="text">
      <style:text-properties fo:color="#000000" fo:font-size="10pt" fo:font-weight="bold" style:font-size-asian="10pt" style:font-weight-asian="bold" style:font-size-complex="10pt" style:font-weight-complex="bold"/>
    </style:style>
    <style:style style:name="T126" style:family="text">
      <style:text-properties fo:color="#000000" fo:font-size="10pt" fo:font-weight="bold" officeooo:rsid="015e084f" style:font-size-asian="10pt" style:font-weight-asian="bold" style:font-size-complex="10pt" style:font-weight-complex="bold"/>
    </style:style>
    <style:style style:name="T127" style:family="text">
      <style:text-properties fo:color="#000000" fo:font-size="10pt" fo:font-weight="bold" officeooo:rsid="01e12b73" style:font-size-asian="10pt" style:font-weight-asian="bold" style:font-size-complex="10pt" style:font-weight-complex="bold"/>
    </style:style>
    <style:style style:name="T128" style:family="text">
      <style:text-properties fo:color="#000000" fo:font-size="10pt" fo:font-weight="bold" officeooo:rsid="037134f5" style:font-size-asian="10pt" style:font-weight-asian="bold" style:font-size-complex="10pt" style:font-weight-complex="bold"/>
    </style:style>
    <style:style style:name="T129" style:family="text">
      <style:text-properties fo:color="#000000" fo:font-size="10pt" fo:font-weight="bold" officeooo:rsid="0188f057" style:font-size-asian="10pt" style:font-weight-asian="bold" style:font-size-complex="10pt" style:font-weight-complex="bold"/>
    </style:style>
    <style:style style:name="T130" style:family="text">
      <style:text-properties fo:color="#000000" fo:font-size="10pt" fo:font-weight="bold" officeooo:rsid="038443ce" style:font-size-asian="10pt" style:font-weight-asian="bold" style:font-size-complex="10pt" style:font-weight-complex="bold"/>
    </style:style>
    <style:style style:name="T131" style:family="text">
      <style:text-properties fo:color="#000000" fo:font-size="10pt" fo:font-weight="normal" officeooo:rsid="015e084f" style:font-size-asian="10pt" style:font-weight-asian="normal" style:font-size-complex="10pt" style:font-weight-complex="normal"/>
    </style:style>
    <style:style style:name="T132" style:family="text">
      <style:text-properties fo:color="#000000" fo:font-size="10pt" fo:font-weight="normal" officeooo:rsid="037915fb" style:font-size-asian="10pt" style:font-weight-asian="normal" style:font-size-complex="10pt" style:font-weight-complex="normal"/>
    </style:style>
    <style:style style:name="T133" style:family="text">
      <style:text-properties fo:color="#000000" fo:font-size="10pt" fo:font-weight="normal" officeooo:rsid="038443ce" style:font-size-asian="10pt" style:font-weight-asian="normal" style:font-size-complex="10pt" style:font-weight-complex="normal"/>
    </style:style>
    <style:style style:name="T134" style:family="text">
      <style:text-properties fo:color="#000000" fo:font-size="10pt" fo:font-weight="normal" officeooo:rsid="0188f057" style:font-size-asian="10pt" style:font-weight-asian="normal" style:font-size-complex="10pt" style:font-weight-complex="normal"/>
    </style:style>
    <style:style style:name="T135" style:family="text">
      <style:text-properties fo:color="#000000" fo:font-size="10pt" fo:font-weight="normal" officeooo:rsid="0389698b" style:font-size-asian="10pt" style:font-weight-asian="normal" style:font-size-complex="10pt" style:font-weight-complex="normal"/>
    </style:style>
    <style:style style:name="T136" style:family="text">
      <style:text-properties fo:color="#000000" fo:font-size="10pt" fo:font-style="normal" fo:font-weight="normal" officeooo:rsid="031d1814" style:font-size-asian="10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31db18f" style:font-size-asian="10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32292c8" style:font-size-asian="10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3279618" style:font-size-asian="10pt" style:font-style-asian="normal" style:font-weight-asian="normal" style:font-size-complex="10pt" style:font-style-complex="normal" style:font-weight-complex="normal"/>
    </style:style>
    <style:style style:name="T140" style:family="text">
      <style:text-properties fo:color="#000000" fo:font-size="13pt" fo:font-style="normal" fo:font-weight="bold" officeooo:rsid="04721979" style:font-size-asian="13pt" style:font-style-asian="normal" style:font-weight-asian="bold" style:font-size-complex="13pt" style:font-style-complex="normal" style:font-weight-complex="bold"/>
    </style:style>
    <style:style style:name="T141" style:family="text">
      <style:text-properties fo:font-size="12pt" style:font-size-asian="12pt" style:font-size-complex="12pt"/>
    </style:style>
    <style:style style:name="T142" style:family="text">
      <style:text-properties fo:font-size="12pt" fo:font-weight="bold" style:font-size-asian="12pt" style:font-weight-asian="bold" style:font-size-complex="12pt" style:font-weight-complex="bold"/>
    </style:style>
    <style:style style:name="T143" style:family="text">
      <style:text-properties fo:font-size="12pt" officeooo:rsid="039a7881" style:font-size-asian="10.5pt" style:font-size-complex="12pt"/>
    </style:style>
    <style:style style:name="T144" style:family="text">
      <style:text-properties fo:font-size="12pt" officeooo:rsid="03c33372" style:font-size-asian="10.5pt" style:font-size-complex="12pt"/>
    </style:style>
    <style:style style:name="T145" style:family="text">
      <style:text-properties officeooo:rsid="01818720"/>
    </style:style>
    <style:style style:name="T146" style:family="text">
      <style:text-properties officeooo:rsid="01b2c7fa"/>
    </style:style>
    <style:style style:name="T147" style:family="text">
      <style:text-properties officeooo:rsid="01bb0e7c"/>
    </style:style>
    <style:style style:name="T148" style:family="text">
      <style:text-properties officeooo:rsid="01c058b7"/>
    </style:style>
    <style:style style:name="T149" style:family="text">
      <style:text-properties officeooo:rsid="01c1dfe5"/>
    </style:style>
    <style:style style:name="T150" style:family="text">
      <style:text-properties fo:font-size="8pt" style:font-size-asian="8pt" style:font-size-complex="8pt"/>
    </style:style>
    <style:style style:name="T151" style:family="text">
      <style:text-properties officeooo:rsid="027f402e"/>
    </style:style>
    <style:style style:name="T152" style:family="text">
      <style:text-properties officeooo:rsid="0280978f"/>
    </style:style>
    <style:style style:name="T153" style:family="text">
      <style:text-properties officeooo:rsid="02826ecd"/>
    </style:style>
    <style:style style:name="T154" style:family="text">
      <style:text-properties officeooo:rsid="0283e397"/>
    </style:style>
    <style:style style:name="T155" style:family="text">
      <style:text-properties officeooo:rsid="028cdc5a"/>
    </style:style>
    <style:style style:name="T156" style:family="text">
      <style:text-properties officeooo:rsid="029a0b3e"/>
    </style:style>
    <style:style style:name="T157" style:family="text">
      <style:text-properties fo:color="#cccccc" style:font-name="Droid Sans Mono" fo:font-size="10.5pt" fo:font-weight="normal" fo:background-color="#1f1f1f" loext:char-shading-value="0"/>
    </style:style>
    <style:style style:name="T158" style:family="text">
      <style:text-properties officeooo:rsid="038d9ad4"/>
    </style:style>
    <style:style style:name="T159" style:family="text">
      <style:text-properties officeooo:rsid="038efb2c"/>
    </style:style>
    <style:style style:name="T160" style:family="text">
      <style:text-properties fo:color="#ff4000" officeooo:rsid="038efb2c"/>
    </style:style>
    <style:style style:name="T161" style:family="text">
      <style:text-properties fo:font-size="7pt" officeooo:rsid="03951ffa" style:font-size-asian="7pt" style:font-size-complex="7pt"/>
    </style:style>
    <style:style style:name="T162" style:family="text">
      <style:text-properties fo:color="#ff0000" fo:font-size="10pt" fo:font-weight="bold" officeooo:rsid="034a20de" style:font-size-asian="10pt" style:font-weight-asian="bold" style:font-size-complex="10pt" style:font-weight-complex="bold"/>
    </style:style>
    <style:style style:name="T163" style:family="text">
      <style:text-properties fo:color="#ff0000" fo:font-size="10pt" fo:font-style="normal" fo:font-weight="normal" officeooo:rsid="03c768c7" style:font-size-asian="10pt" style:font-style-asian="normal" style:font-weight-asian="normal" style:font-size-complex="10pt" style:font-style-complex="normal" style:font-weight-complex="normal"/>
    </style:style>
    <style:style style:name="T164" style:family="text">
      <style:text-properties fo:color="#ff0000" fo:font-size="10pt" fo:font-style="normal" fo:font-weight="normal" officeooo:rsid="03cbd190" style:font-size-asian="10pt" style:font-style-asian="normal" style:font-weight-asian="normal" style:font-size-complex="10pt" style:font-style-complex="normal" style:font-weight-complex="normal"/>
    </style:style>
    <style:style style:name="T165" style:family="text">
      <style:text-properties fo:color="#ff0000" fo:font-size="10pt" fo:font-style="normal" fo:font-weight="normal" officeooo:rsid="03ce101f" style:font-size-asian="10pt" style:font-style-asian="normal" style:font-weight-asian="normal" style:font-size-complex="10pt" style:font-style-complex="normal" style:font-weight-complex="normal"/>
    </style:style>
    <style:style style:name="T166" style:family="text">
      <style:text-properties fo:color="#ff0000" fo:font-size="12pt" fo:font-weight="bold" officeooo:rsid="03ad156e" style:font-size-asian="10.5pt" style:font-weight-asian="bold" style:font-size-complex="12pt" style:font-weight-complex="bold"/>
    </style:style>
    <style:style style:name="T167" style:family="text">
      <style:text-properties officeooo:rsid="042c3cbe"/>
    </style:style>
    <style:style style:name="T168" style:family="text">
      <style:text-properties officeooo:rsid="04433c84"/>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lechips 8050 Android 10</text:p>
      <text:p text:style-name="P1"/>
      <text:h text:style-name="P14" text:outline-level="3"><text:span text:style-name="Strong_20_Emphasis"><text:span text:style-name="T41">Table of Contents:</text:span></text:span></text:h>
      <text:list xml:id="list2525134579" text:style-name="L13">
        <text:list-item>
          <text:p text:style-name="P108">System Check (Hardware Requirements)</text:p>
        </text:list-item>
        <text:list-item>
          <text:p text:style-name="P108">Software Requirements</text:p>
        </text:list-item>
        <text:list-item>
          <text:p text:style-name="P108">Test Environment</text:p>
        </text:list-item>
        <text:list-item>
          <text:p text:style-name="P108">Build Guide (Maincore + Subcore)</text:p>
        </text:list-item>
        <text:list-item>
          <text:p text:style-name="P108">Firmware Flashing</text:p>
        </text:list-item>
        <text:list-item>
          <text:p text:style-name="P108">HIDL Echo Demo</text:p>
          <text:list>
            <text:list-item>
              <text:p text:style-name="P108">About HIDL</text:p>
            </text:list-item>
            <text:list-item>
              <text:p text:style-name="P108">Architecture of Demo</text:p>
            </text:list-item>
            <text:list-item>
              <text:p text:style-name="P108">Project Structure</text:p>
            </text:list-item>
            <text:list-item>
              <text:p text:style-name="P108">HIDL Generation (hidl-gen)</text:p>
            </text:list-item>
          </text:list>
        </text:list-item>
        <text:list-item>
          <text:p text:style-name="P108">HIDL Test Application</text:p>
        </text:list-item>
        <text:list-item>
          <text:p text:style-name="P108">Testing Steps</text:p>
        </text:list-item>
      </text:list>
      <text:p text:style-name="P35"/>
      <text:p text:style-name="P27"/>
      <text:p text:style-name="P24"/>
      <text:h text:style-name="P15" text:outline-level="3"><text:span text:style-name="Strong_20_Emphasis">1. System Check (Hardware Requirements)</text:span></text:h>
      <text:p text:style-name="Text_20_body">To verify system dependencies before building, run the following command:</text:p>
      <text:p text:style-name="P21"><text:tab/>$ ./system-check.sh</text:p>
      <text:p text:style-name="P21"/>
      <text:p text:style-name="P21"/>
      <text:p text:style-name="P21"/>
      <text:p text:style-name="P21"/>
      <text:p text:style-name="P2"><text:span text:style-name="T22">2.) </text:span><text:span text:style-name="T20"><text:s/></text:span><text:span text:style-name="T1">Software Requirements</text:span></text:p>
      <text:list xml:id="list891049480" text:style-name="L4">
        <text:list-item>
          <text:p text:style-name="P74">Install required packages on Ubuntu 20.04:</text:p>
          <text:list>
            <text:list-item>
              <text:p text:style-name="P30"><text:span text:style-name="T21">sudo apt install -y net-tools make build-essential cmake gcc g++ perl openjdk-11-jdk</text:span></text:p>
            </text:list-item>
            <text:list-item>
              <text:p text:style-name="P30"><text:span text:style-name="T21">sudo apt install -y ctags ncftp chrony diffstat git gnupg flex bison zip curl zlib1g-dev</text:span></text:p>
            </text:list-item>
            <text:list-item>
              <text:p text:style-name="P30"><text:span text:style-name="T21">sudo apt install -y g++-multilib libc6-dev-i386 lib32ncurses-dev libx11-dev lib32z1-dev</text:span></text:p>
            </text:list-item>
            <text:list-item>
              <text:p text:style-name="P30"><text:span text:style-name="T21">sudo apt install -y libgl1-mesa-dev libxml2-utils xsltproc unzip fontconfig sqlite libffi-dev</text:span></text:p>
            </text:list-item>
            <text:list-item>
              <text:p text:style-name="P30"><text:span text:style-name="T21">sudo apt install -y libbz2-dev libreadline-dev libsqlite3-dev libssl-dev lzop dos2unix python2</text:span></text:p>
            </text:list-item>
            <text:list-item>
              <text:p text:style-name="P30"><text:span text:style-name="T21">sudo apt install -y python-dev python3-dev xz-utils tk-dev manpages-dev bzip2 device-tree-compiler</text:span></text:p>
            </text:list-item>
            <text:list-item>
              <text:p text:style-name="P30"><text:span text:style-name="T21">sudo apt install -y gawk wget texinfo chrpath socat cpio python3 python3-pip python3-pexpect</text:span></text:p>
            </text:list-item>
            <text:list-item>
              <text:p text:style-name="P30"><text:span text:style-name="T21">sudo apt install -y debianutils iputils-ping python3-git python3-jinja2 libegl1-mesa</text:span></text:p>
            </text:list-item>
            <text:list-item>
              <text:p text:style-name="P30"><text:span text:style-name="T21">sudo apt install -y libsdl1.2-dev pylint3 xterm python3-subunit mesa-common-dev subversion</text:span></text:p>
            </text:list-item>
            <text:list-item>
              <text:p text:style-name="P30"><text:span text:style-name="T21">sudo apt install -y automake zstd</text:span></text:p>
            </text:list-item>
          </text:list>
        </text:list-item>
      </text:list>
      <text:p text:style-name="P29"/>
      <text:p text:style-name="P5"/>
      <text:p text:style-name="P28">3.) <text:span text:style-name="T1">Test Environment of Telechips</text:span></text:p>
      <text:p text:style-name="P5"><text:tab/>Tested on Ubuntu:</text:p>
      <text:p text:style-name="P5"> <text:tab/><text:tab/>• Ubuntu 20.04.5 LTS</text:p>
      <text:p text:style-name="P5"><text:s text:c="4"/><text:tab/><text:tab/>• GNU Make 3.82 or higher</text:p>
      <text:p text:style-name="P5"><text:s text:c="4"/><text:tab/><text:tab/>• Python 3.8.10</text:p>
      <text:p text:style-name="P5"><text:s text:c="4"/><text:tab/><text:tab/>• Git 2.25.1 or higher</text:p>
      <text:p text:style-name="P5"><text:s text:c="4"/><text:tab/><text:tab/>• OpenJDK 9 or higher</text:p>
      <text:p text:style-name="P5"><text:soft-page-break/></text:p>
      <text:p text:style-name="P3">4.) <text:span text:style-name="T1">BUILD GUIDE </text:span><text:span text:style-name="T17">( Maincore + Subcore )</text:span></text:p>
      <text:p text:style-name="P3"/>
      <text:list xml:id="list1137230218" text:style-name="L5">
        <text:list-item>
          <text:p text:style-name="P22"><text:span text:style-name="T42">Download SDK from </text:span><text:span text:style-name="T48">TCC805x_Android10_IVI_3.0.0</text:span><text:span text:style-name="T42"> in the following Telechips Android Git server.</text:span><text:span text:style-name="T40"><text:tab/></text:span></text:p>
          <text:list>
            <text:list-item>
              <text:p text:style-name="P39">$ mkdir mydroid</text:p>
            </text:list-item>
            <text:list-item>
              <text:p text:style-name="P51">$ cd mydroid </text:p>
            </text:list-item>
            <text:list-item>
              <text:p text:style-name="P72">$ <text:span text:style-name="T85">repo init -u ssh://android.telechips.com/android_avn/android/platform/manifest.git - b TCC805x_Android10_IVI_3.0.0</text:span></text:p>
            </text:list-item>
            <text:list-item>
              <text:p text:style-name="P23">$ repo sync</text:p>
            </text:list-item>
          </text:list>
        </text:list-item>
        <text:list-item>
          <text:p text:style-name="P40">Download and Configure Toolchain for U-Boot:</text:p>
          <text:list>
            <text:list-item>
              <text:p text:style-name="P37">Download toolchain from the ARM developer site (version 9.2-2019.12):</text:p>
              <text:p text:style-name="P53"><text:a xlink:type="simple" xlink:href="https://developer.arm.com/tools-and-software/open-source-software/developer-tools/gnu-toolchain/gnu-a/downloads/" text:style-name="Internet_20_link" text:visited-style-name="Visited_20_Internet_20_Link"><text:span text:style-name="T19">https://developer.arm.com/tools-and-software/open-source-software/developer-tools/gnu-toolchain/gnu-a/downloads/</text:span></text:a><text:span text:style-name="T19"> </text:span></text:p>
            </text:list-item>
          </text:list>
        </text:list-item>
      </text:list>
      <text:list xml:id="list1716666450" text:style-name="L6">
        <text:list-item>
          <text:list>
            <text:list-item>
              <text:p text:style-name="P45"><text:span text:style-name="T30">on </text:span><text:span text:style-name="T34">the above </text:span><text:span text:style-name="T30">website</text:span><text:span text:style-name="T23"> you will find the </text:span><text:span text:style-name="T3">Downloads</text:span><text:span text:style-name="T23"> </text:span><text:span text:style-name="T125">9.2-2019.12 </text:span><text:span text:style-name="T131">section</text:span><text:span text:style-name="T126">.</text:span></text:p>
            </text:list-item>
          </text:list>
        </text:list-item>
      </text:list>
      <text:list xml:id="list234332129300582" text:continue-list="list1137230218" text:style-name="L5">
        <text:list-item>
          <text:list>
            <text:list-item>
              <text:p text:style-name="P42"><text:span text:style-name="T19">The information of toolchain to compile U-Boot is </text:span><text:span text:style-name="T2">gcc-arm-9.2-2019.12-x86_64-aarch64-none-linux-gnu.tar.xz</text:span><text:span text:style-name="T19"> and </text:span><text:span text:style-name="T2">gcc-arm-9.2-2019.12-x86_64-arm-none-linux-gnueabihf.tar.xz</text:span><text:span text:style-name="T19">.</text:span></text:p>
            </text:list-item>
            <text:list-item>
              <text:p text:style-name="P43"><text:span text:style-name="T24">Extract both files in your home directory.</text:span></text:p>
            </text:list-item>
            <text:list-item>
              <text:p text:style-name="P43"><text:span text:style-name="T24">The build script already includes the default toolchain path.</text:span></text:p>
            </text:list-item>
          </text:list>
        </text:list-item>
        <text:list-item>
          <text:p text:style-name="P41">Run the Build Script</text:p>
        </text:list-item>
      </text:list>
      <text:list xml:id="list2648703870" text:style-name="L7">
        <text:list-item>
          <text:list>
            <text:list-item>
              <text:p text:style-name="P46"><text:span text:style-name="T25">You will find build script “</text:span><text:span text:style-name="T4">build_script_training_telechip8050.sh” </text:span><text:span text:style-name="T25">along with this Document copy and paste the script </text:span><text:span text:style-name="T26">inside the maincore folder.</text:span></text:p>
            </text:list-item>
          </text:list>
        </text:list-item>
      </text:list>
      <text:list xml:id="list234333570770338" text:continue-list="list234332129300582" text:style-name="L5">
        <text:list-item>
          <text:list>
            <text:list-item>
              <text:p text:style-name="P38">To Build the Maincore as well as the subcore run the below script in terminal inside maincore =&gt; <text:s text:c="2"/><text:span text:style-name="T2">$ ./build_script_training_telechip8050.sh</text:span></text:p>
            </text:list-item>
            <text:list-item>
              <text:p text:style-name="P44"><text:span text:style-name="T27">After running the script you </text:span><text:span text:style-name="T29">will</text:span><text:span text:style-name="T27"> file find the choices , </text:span><text:span text:style-name="T28">for</text:span><text:span text:style-name="T27"> </text:span><text:span text:style-name="T25">Maincore Build, press </text:span><text:span text:style-name="T5">1</text:span><text:span text:style-name="T25"> </text:span><text:span text:style-name="T27">and enter.</text:span></text:p>
              <text:p text:style-name="P44"><text:span text:style-name="T27">For Maincore make sure these config alredy set </text:span><text:span text:style-name="T35">as shown below,</text:span><text:span text:style-name="T27"> if not set,set these config selecting option=&gt; "Change Build Config (MainCore)" </text:span><text:s text:c="12"/></text:p>
              <text:list>
                <text:list-item>
                  <text:p text:style-name="P56"><text:s text:c="12"/>| Build Board <text:s text:c="13"/>: tcc8050 <text:tab/> <text:s text:c="15"/></text:p>
                </text:list-item>
                <text:list-item>
                  <text:p text:style-name="P56"><text:s text:c="12"/>| Build Board version : evb_sv1.0 <text:s text:c="20"/></text:p>
                </text:list-item>
                <text:list-item>
                  <text:p text:style-name="P56"><text:s text:c="12"/>| Android Versrion <text:s text:c="5"/>: Android-10 <text:s text:c="21"/></text:p>
                </text:list-item>
                <text:list-item>
                  <text:p text:style-name="P56"><text:s text:c="12"/>| Build Platform <text:s text:c="9"/>: arm64 <text:s text:c="25"/></text:p>
                </text:list-item>
                <text:list-item>
                  <text:p text:style-name="P56"><text:s text:c="12"/>| Option eng/user <text:s text:c="7"/>: userdebug <text:tab/><text:tab/> <text:s text:c="7"/></text:p>
                </text:list-item>
                <text:list-item>
                  <text:p text:style-name="P56"><text:s text:c="12"/>| Storage <text:s text:c="22"/>: UFS <text:tab/> <text:s text:c="22"/></text:p>
                </text:list-item>
                <text:list-item>
                  <text:p text:style-name="P56"><text:s text:c="12"/>| Head-Up Display <text:s text:c="6"/>: No <text:tab/> <text:s text:c="21"/></text:p>
                </text:list-item>
                <text:list-item>
                  <text:p text:style-name="P56"><text:s text:c="12"/>| GPU Virtualization <text:s text:c="2"/>: Yes <text:tab/> <text:s text:c="22"/></text:p>
                </text:list-item>
                <text:list-item>
                  <text:p text:style-name="P56"><text:s text:c="12"/>| Suspend-To-Ram <text:s text:c="6"/>: No </text:p>
                </text:list-item>
              </text:list>
            </text:list-item>
          </text:list>
        </text:list-item>
      </text:list>
      <text:p text:style-name="P57"/>
      <text:list xml:id="list234333418508231" text:continue-numbering="true" text:style-name="L5">
        <text:list-item>
          <text:list>
            <text:list-item>
              <text:p text:style-name="P103">Subcore Build press 2 </text:p>
              <text:p text:style-name="P58"><text:span text:style-name="T27">For </text:span><text:span text:style-name="T36">Subcore</text:span><text:span text:style-name="T27"> make sure these config alredy set </text:span><text:span text:style-name="T37">as shown below </text:span><text:span text:style-name="T27">if not set,set these config selecting option=&gt; "Change Build Config (SubCore)"</text:span></text:p>
              <text:p text:style-name="P52"><text:soft-page-break/></text:p>
              <text:list>
                <text:list-item>
                  <text:p text:style-name="P66"><text:s text:c="12"/>| SDK <text:s text:c="7"/><text:tab/><text:tab/> : tcc805x_android_ivi <text:s text:c="21"/></text:p>
                </text:list-item>
                <text:list-item>
                  <text:p text:style-name="P66"><text:s text:c="12"/>| MANIFEST <text:s text:c="13"/>: tcc805x_android_subcore.xml </text:p>
                </text:list-item>
                <text:list-item>
                  <text:p text:style-name="P66"><text:s text:c="12"/>| MACHINE <text:s text:c="14"/>: tcc8050-sub </text:p>
                </text:list-item>
                <text:list-item>
                  <text:p text:style-name="P66"><text:s text:c="12"/>| VERSION <text:s text:c="16"/>: release </text:p>
                </text:list-item>
                <text:list-item>
                  <text:p text:style-name="P66"><text:s text:c="12"/>| FEATURES <text:s text:c="13"/>: meta-micom,meta-update,rvc,early-camera </text:p>
                </text:list-item>
                <text:list-item>
                  <text:p text:style-name="P66"><text:s text:c="12"/>|<text:tab/><text:tab/> <text:s text:c="14"/>,kernel-4.14,ufs,gpu-vz,cluster </text:p>
                </text:list-item>
              </text:list>
            </text:list-item>
          </text:list>
        </text:list-item>
      </text:list>
      <text:p text:style-name="P11"/>
      <text:p text:style-name="P12">Note:=&gt;1-<text:span text:style-name="T19">From the analysis if we are flashing the binaries and only maincore logo appears an not booting, then it might be due to the problem with subcore images,verify the subcore images if all the images less than 400mb then it might not be build propely then do the below step.</text:span></text:p>
      <text:p text:style-name="P9">Note:=&gt;2-<text:span text:style-name="T19">After subcore build successfull ,check the tools ,buildtools and source-mirror are present or not in subcore.if not present or not fully downloaded.</text:span></text:p>
      <text:p text:style-name="P10"><text:span text:style-name="T86">then copy these files from "Essential_folder_for_Subcore" folder into the subcore,and build again the subcore</text:span><text:span text:style-name="T142">.</text:span><text:span text:style-name="T141"> </text:span><text:span text:style-name="T2"><text:s/></text:span></text:p>
      <text:p text:style-name="P104"/>
      <text:p text:style-name="P8">5.) <text:span text:style-name="T39">Run </text:span><text:span text:style-name="T18">Firmware download script</text:span></text:p>
      <text:list xml:id="list3510216035" text:style-name="L8">
        <text:list-item>
          <text:p text:style-name="P17">Run the flashing script from mydroid directory where maincore and subcore are located:<text:tab/><text:line-break/><text:span text:style-name="T122">$ sudo </text:span><text:span text:style-name="T121">./FLASH_IMAGE_Telechip_8050_Training.sh</text:span></text:p>
        </text:list-item>
        <text:list-item>
          <text:p text:style-name="P18">After flashing, change mode from USB to UFS to confirm that the build and flashing are working properly. Proceed to HIDL demo next.</text:p>
        </text:list-item>
      </text:list>
      <text:p text:style-name="P5"/>
      <text:p text:style-name="P5"/>
      <text:p text:style-name="P5"/>
      <text:p text:style-name="P5"/>
      <text:p text:style-name="P47"><text:span text:style-name="T8">6. ) </text:span><text:span text:style-name="T7">HIDL Echo Demo, Direct App approach <text:s/>(</text:span><text:span text:style-name="T16">APP -&gt; HAL</text:span><text:span text:style-name="T7">)<text:line-break/></text:span><text:span text:style-name="T38">This section demonstrates a basic HIDL Echo HAL communication.</text:span></text:p>
      <text:p text:style-name="P5"/>
      <text:p text:style-name="P20"><text:span text:style-name="T31">6.</text:span><text:span text:style-name="T32">1</text:span><text:span text:style-name="T8">) </text:span><text:span text:style-name="T6"><text:s/></text:span><text:span text:style-name="T9">About HIDL</text:span></text:p>
      <text:p text:style-name="P20"><text:span text:style-name="T9"/></text:p>
      <text:list xml:id="list3323031345" text:style-name="L11">
        <text:list-item>
          <text:p text:style-name="P75"><text:span text:style-name="T33">HIDL = </text:span><text:span text:style-name="Strong_20_Emphasis"><text:span text:style-name="T33">HAL Interface Definition Language</text:span></text:span><text:span text:style-name="T33">It is a </text:span><text:span text:style-name="Emphasis"><text:span text:style-name="T33">language and framework</text:span></text:span><text:span text:style-name="T33"> used to define how Android Framework ↔ HAL (hardware layer) talk to each other </text:span><text:span text:style-name="Strong_20_Emphasis"><text:span text:style-name="T33">using Binder IPC</text:span></text:span><text:span text:style-name="T33">.</text:span></text:p>
        </text:list-item>
      </text:list>
      <text:p text:style-name="P87">Key Components:</text:p>
      <text:p text:style-name="P67"><text:span text:style-name="T33">┌─────────────────┐ <text:s text:c="3"/>HIDL Interface <text:s text:c="7"/>┌─────────┐</text:span></text:p>
      <text:p text:style-name="P105"><text:span text:style-name="T33">│ <text:s text:c="2"/>Android App <text:s text:c="23"/>│ ←─────────→ <text:s/>│ <text:s text:c="2"/>HAL Service <text:s text:c="2"/>│</text:span></text:p>
      <text:p text:style-name="P67"><text:span text:style-name="T33">│ <text:s text:c="2"/>(Client) <text:s text:c="31"/>│ <text:s text:c="4"/>Binder IPC <text:s text:c="13"/>│ <text:s text:c="2"/>(Server) <text:s text:c="10"/>│</text:span></text:p>
      <text:p text:style-name="P67"><text:span text:style-name="T33">└─────────────────┘ <text:s text:c="36"/>└─────────┘</text:span></text:p>
      <text:p text:style-name="P67"><text:span text:style-name="T33"><text:s text:c="8"/>│ <text:s text:c="98"/>│</text:span></text:p>
      <text:p text:style-name="P67"><text:span text:style-name="T33"><text:s text:c="8"/>│ Java/C++ <text:s text:c="82"/>│ C++</text:span></text:p>
      <text:p text:style-name="P67"><text:span text:style-name="T33"><text:s text:c="8"/>└───────────────────────────────────┘</text:span></text:p>
      <text:list xml:id="list234332222815494" text:continue-numbering="true" text:style-name="L11">
        <text:list-item>
          <text:p text:style-name="P82"><text:span text:style-name="T145">HIDL Communication Models:</text:span></text:p>
          <text:p text:style-name="P75"><text:span text:style-name="T33">Binderized (Standard): Client and server in different processes</text:span></text:p>
          <text:p text:style-name="P76"><text:span text:style-name="T33">Passthrough: Client and server in same process (legacy)</text:span></text:p>
          <text:p text:style-name="P75"><text:span text:style-name="T33"/></text:p>
        </text:list-item>
      </text:list>
      <text:p text:style-name="P77"><text:span text:style-name="T33"/></text:p>
      <text:p text:style-name="P77"><text:span text:style-name="T33"/></text:p>
      <text:p text:style-name="P77"><text:span text:style-name="T33"/></text:p>
      <text:p text:style-name="P77"><text:soft-page-break/><text:span text:style-name="T33"/></text:p>
      <text:p text:style-name="P93">6.2) <text:span text:style-name="T10">Binderised vs Passthrough</text:span></text:p>
      <text:p text:style-name="P78"/>
      <text:h text:style-name="P13" text:outline-level="2">⚙️ 6️⃣ When to Use Each</text:h>
      <table:table table:name="Table2" table:style-name="Table2">
        <table:table-column table:style-name="Table2.A"/>
        <table:table-column table:style-name="Table2.B"/>
        <table:table-column table:style-name="Table2.C"/>
        <table:table-header-rows>
          <table:table-row table:style-name="TableLine94907484794368">
            <table:table-cell table:style-name="Table2.A1" office:value-type="string">
              <text:p text:style-name="P107">Mode</text:p>
            </table:table-cell>
            <table:table-cell table:style-name="Table2.A1" office:value-type="string">
              <text:p text:style-name="P107">When to Use</text:p>
            </table:table-cell>
            <table:table-cell table:style-name="Table2.A1" office:value-type="string">
              <text:p text:style-name="P107">Reason</text:p>
            </table:table-cell>
          </table:table-row>
        </table:table-header-rows>
        <table:table-row table:style-name="TableLine94907484794368">
          <table:table-cell table:style-name="Table2.A1" office:value-type="string">
            <text:p text:style-name="Table_20_Contents"><text:span text:style-name="Strong_20_Emphasis"><text:span text:style-name="T150">Binderized (hwbinder)</text:span></text:span></text:p>
          </table:table-cell>
          <table:table-cell table:style-name="Table2.A1" office:value-type="string">
            <text:p text:style-name="P106">For all production/vendor HALs</text:p>
          </table:table-cell>
          <table:table-cell table:style-name="Table2.A1" office:value-type="string">
            <text:p text:style-name="P106">Safer, process isolation, Android 8+ standard</text:p>
          </table:table-cell>
        </table:table-row>
        <table:table-row table:style-name="TableLine94907484794368">
          <table:table-cell table:style-name="Table2.A1" office:value-type="string">
            <text:p text:style-name="Table_20_Contents"><text:span text:style-name="Strong_20_Emphasis"><text:span text:style-name="T150">Passthrough (passthrough)</text:span></text:span></text:p>
          </table:table-cell>
          <table:table-cell table:style-name="Table2.A1" office:value-type="string">
            <text:p text:style-name="P106">For debugging / fast testing / early board bring-up</text:p>
          </table:table-cell>
          <table:table-cell table:style-name="Table2.A1" office:value-type="string">
            <text:p text:style-name="P106">Simpler, no separate process, but unsafe</text:p>
          </table:table-cell>
        </table:table-row>
      </table:table>
      <text:p text:style-name="P90"/>
      <text:p text:style-name="P96"/>
      <text:p text:style-name="P94">6.3) <text:span text:style-name="T11">Architecture of our Demo</text:span></text:p>
      <text:p text:style-name="P78"/>
      <text:p text:style-name="P68">[Android App/System]</text:p>
      <text:p text:style-name="P68"><text:s text:c="8"/>↓</text:p>
      <text:p text:style-name="P68">[HIDL Client] → "I want to call echoString("Hello")"</text:p>
      <text:p text:style-name="P68"><text:s text:c="8"/>↓ <text:s/></text:p>
      <text:p text:style-name="P68">[Binder IPC] → Carries the request across process boundary</text:p>
      <text:p text:style-name="P68"><text:s text:c="8"/>↓</text:p>
      <text:p text:style-name="P68">[Echo Service] → Receives request, processes it</text:p>
      <text:p text:style-name="P68"><text:s text:c="8"/>↓</text:p>
      <text:p text:style-name="P68">[HIDL Implementation] → Creates response "HIDL Echo: Hello"</text:p>
      <text:p text:style-name="P68"><text:s text:c="8"/>↓ <text:s/></text:p>
      <text:p text:style-name="P68">[Binder IPC] → Carries response back</text:p>
      <text:p text:style-name="P68"><text:s text:c="8"/>↓</text:p>
      <text:p text:style-name="P68">[Android App/System] → Receives and uses the result</text:p>
      <text:p text:style-name="P59"/>
      <text:p text:style-name="P78"/>
      <text:p text:style-name="P95">6.4) <text:span text:style-name="T12">Project Structure</text:span></text:p>
      <text:p text:style-name="P95"><text:span text:style-name="T12"/></text:p>
      <text:p text:style-name="P89"><text:span text:style-name="T12">hardware/interfaces/echo/1.0/</text:span></text:p>
      <text:p text:style-name="P89"><text:span text:style-name="T12">├── Android.bp <text:s text:c="13"/>→ tells build system to generate HIDL code</text:span></text:p>
      <text:p text:style-name="P89"><text:span text:style-name="T12">├── IEcho.hal <text:s text:c="16"/>→ defines the interface (HIDL definition)</text:span></text:p>
      <text:p text:style-name="P89"><text:span text:style-name="T12">├── types.hal <text:s text:c="17"/>→ defines custom data types (optional)</text:span></text:p>
      <text:p text:style-name="P89"><text:span text:style-name="T12">└── default/</text:span></text:p>
      <text:p text:style-name="P89"><text:span text:style-name="T12"><text:s text:c="4"/>├── Android.bp <text:s text:c="9"/>→ builds HAL service binary</text:span></text:p>
      <text:p text:style-name="P89"><text:span text:style-name="T12"><text:s text:c="4"/>├── Echo.h / Echo.cpp <text:s text:c="2"/>→ your implementation of the IEcho interface</text:span></text:p>
      <text:p text:style-name="P89"><text:span text:style-name="T12"><text:s text:c="4"/>├── service.cpp <text:s text:c="8"/>→ registers service with hwservicemanager</text:span></text:p>
      <text:p text:style-name="P89"><text:span text:style-name="T12"><text:s text:c="4"/>└── android.hardware.echo@1.0-service.rc → starts service at boot</text:span></text:p>
      <text:p text:style-name="P78"/>
      <text:p text:style-name="P97">⚙️ What Each Part Does</text:p>
      <text:p text:style-name="P98"/>
      <table:table table:name="Table1" table:style-name="Table1">
        <table:table-column table:style-name="Table1.A" table:number-columns-repeated="3"/>
        <table:table-row table:style-name="TableLine94907487811280">
          <table:table-cell office:value-type="string">
            <text:p text:style-name="P88">Component</text:p>
          </table:table-cell>
          <table:table-cell office:value-type="string">
            <text:p text:style-name="P88">Who Creates It</text:p>
          </table:table-cell>
          <table:table-cell office:value-type="string">
            <text:p text:style-name="P88">Purpose</text:p>
          </table:table-cell>
        </table:table-row>
        <table:table-row table:style-name="TableLine94907487811280">
          <table:table-cell office:value-type="string">
            <text:p text:style-name="P91">IEcho.hal</text:p>
          </table:table-cell>
          <table:table-cell office:value-type="string">
            <text:p text:style-name="P91">You</text:p>
          </table:table-cell>
          <table:table-cell office:value-type="string">
            <text:p text:style-name="P91">Defines the HAL interface (echoString() etc.)</text:p>
          </table:table-cell>
        </table:table-row>
        <table:table-row table:style-name="TableLine94907487811280">
          <table:table-cell office:value-type="string">
            <text:p text:style-name="P91"><text:span text:style-name="T2">hidl-gen</text:span> output (IEcho.h, BpHwEcho.h, etc.)</text:p>
          </table:table-cell>
          <table:table-cell office:value-type="string">
            <text:p text:style-name="P91">Generated during build</text:p>
          </table:table-cell>
          <table:table-cell office:value-type="string">
            <text:p text:style-name="P91">Auto-created binder glue code for client ↔ service communication</text:p>
          </table:table-cell>
        </table:table-row>
        <table:table-row table:style-name="TableLine94907487811280">
          <table:table-cell office:value-type="string">
            <text:p text:style-name="P91">Echo.h / Echo.cpp</text:p>
          </table:table-cell>
          <table:table-cell office:value-type="string">
            <text:p text:style-name="P91">You</text:p>
          </table:table-cell>
          <table:table-cell office:value-type="string">
            <text:p text:style-name="P91">Implements the real logic of the HAL</text:p>
          </table:table-cell>
        </table:table-row>
        <table:table-row table:style-name="TableLine94907487811280">
          <table:table-cell office:value-type="string">
            <text:p text:style-name="P91">service.cpp</text:p>
          </table:table-cell>
          <table:table-cell office:value-type="string">
            <text:p text:style-name="P91">You</text:p>
          </table:table-cell>
          <table:table-cell office:value-type="string">
            <text:p text:style-name="P91">Registers the HAL with Android’s hwservicemanager</text:p>
          </table:table-cell>
        </table:table-row>
        <table:table-row table:style-name="TableLine94907487811280">
          <table:table-cell office:value-type="string">
            <text:p text:style-name="P91">Android.bp</text:p>
          </table:table-cell>
          <table:table-cell office:value-type="string">
            <text:p text:style-name="P91">You</text:p>
          </table:table-cell>
          <table:table-cell office:value-type="string">
            <text:p text:style-name="P91">Build configuration (to compile everything)</text:p>
          </table:table-cell>
        </table:table-row>
        <table:table-row table:style-name="TableLine94907487811280">
          <table:table-cell office:value-type="string">
            <text:p text:style-name="P91">android.hardware.echo@1.0-service.rc</text:p>
          </table:table-cell>
          <table:table-cell office:value-type="string">
            <text:p text:style-name="P92">You</text:p>
          </table:table-cell>
          <table:table-cell office:value-type="string">
            <text:p text:style-name="P92">Tells Android to start the HAL service on boot</text:p>
          </table:table-cell>
        </table:table-row>
        <table:table-row table:style-name="TableLine94907487811280">
          <table:table-cell office:value-type="string">
            <text:p text:style-name="P91">manifest.xml</text:p>
          </table:table-cell>
          <table:table-cell office:value-type="string">
            <text:p text:style-name="P91">You</text:p>
          </table:table-cell>
          <table:table-cell office:value-type="string">
            <text:p text:style-name="P91">Declares this HAL so framework knows it exists</text:p>
          </table:table-cell>
        </table:table-row>
      </table:table>
      <text:p text:style-name="P91"/>
      <text:p text:style-name="P99"><text:soft-page-break/></text:p>
      <text:p text:style-name="P100">6.5) <text:span text:style-name="T13">HIDL-GEN tool</text:span></text:p>
      <text:p text:style-name="P83"><text:span text:style-name="T43">Generate C++ interface</text:span></text:p>
      <text:p text:style-name="P100"><text:span text:style-name="T61">hidl-gen -o hardware/interfaces/echo/1.0/default/ -Lc++-impl -randroid.hardware:hardware/interfaces/ android.hardware.echo@1.0</text:span></text:p>
      <text:p text:style-name="P83"><text:span text:style-name="T43">Generate Android.bp for build</text:span></text:p>
      <text:p text:style-name="P100"><text:span text:style-name="T61">hidl-gen -o hardware/interfaces/echo/1.0/default/ -Landroidbp-impl -randroid.hardware:hardware/interfaces/ android.hardware.echo@1.0</text:span></text:p>
      <text:p text:style-name="P100"><text:span text:style-name="T61"><text:s/></text:span><text:span text:style-name="T49">hidl-gen tool <text:s/>← auto-generates binder proxy + stub classe</text:span></text:p>
      <text:p text:style-name="P81"/>
      <text:p text:style-name="P5"/>
      <text:p text:style-name="P26"><text:span text:style-name="T153">=&gt;</text:span><text:span text:style-name="T151">HIDL Echo Demo Code </text:span><text:span text:style-name="T152">in Telechips8050 Integration Steps:</text:span></text:p>
      <text:p text:style-name="P19"/>
      <text:list xml:id="list3180903751" text:style-name="L12">
        <text:list-item>
          <text:p text:style-name="P79"><text:span text:style-name="T154">Follow the bellow instruction <text:line-break/><text:line-break/>Along with this Doc there is zip/folder name echo copy and paste the </text:span><text:span text:style-name="T155">file </text:span><text:span text:style-name="T154">in below location </text:span><text:line-break/><text:span text:style-name="T14">mydroid/maincore/hardware/interfaces/</text:span><text:span text:style-name="T154"> <text:s/></text:span></text:p>
        </text:list-item>
        <text:list-item>
          <text:p text:style-name="P101">In this file we have below directory structure <text:line-break/><text:span text:style-name="T50"><text:line-break/></text:span><text:span text:style-name="T87">echo</text:span></text:p>
          <text:p text:style-name="P54">└── 1.0</text:p>
          <text:p text:style-name="P54"><text:s text:c="4"/>├── Android.bp</text:p>
          <text:p text:style-name="P54"><text:s text:c="4"/>├── default</text:p>
          <text:p text:style-name="P54"><text:s text:c="4"/>│ ├── Android.bp</text:p>
          <text:p text:style-name="P54"><text:s text:c="4"/>│ ├── android.hardware.echo@1.0-service.rc</text:p>
          <text:p text:style-name="P54"><text:s text:c="4"/>│ ├── Echo.cpp</text:p>
          <text:p text:style-name="P54"><text:s text:c="4"/>│ ├── Echo.h</text:p>
          <text:p text:style-name="P54"><text:s text:c="4"/>│ └── service.cpp</text:p>
          <text:p text:style-name="P54"><text:s text:c="4"/>├── IEcho.hal</text:p>
          <text:p text:style-name="P54"><text:s text:c="4"/>└── types.hal</text:p>
          <text:p text:style-name="P34"/>
          <text:p text:style-name="P102"><text:span text:style-name="T50">2 directories, 8 files</text:span></text:p>
        </text:list-item>
        <text:list-item>
          <text:p text:style-name="P80"><text:span text:style-name="T51">G</text:span><text:span text:style-name="T52">o to the device.mk file and add <text:line-break/></text:span><text:span text:style-name="T63">Location -&gt; <text:s/></text:span><text:span text:style-name="T64">mydroid/maincore/device/telechips/car_tcc8050_arm64/</text:span><text:span text:style-name="T53">device.mk</text:span><text:span text:style-name="T52"><text:line-break/><text:line-break/></text:span><text:span text:style-name="T116">PRODUCT_PACKAGES</text:span><text:span text:style-name="T118"> += </text:span><text:span text:style-name="T117">android.hardware.echo@1.0-service</text:span><text:span text:style-name="T157"><text:line-break/></text:span></text:p>
        </text:list-item>
        <text:list-item>
          <text:p text:style-name="P60"><text:span text:style-name="T55">add the </text:span><text:span text:style-name="T56">service</text:span><text:span text:style-name="T55"> </text:span><text:span text:style-name="T54">in manifest.xml file </text:span><text:span text:style-name="T55"><text:line-break/></text:span><text:span text:style-name="T82">mydroid/maincore/device/telechips/car_tcc805x/</text:span><text:span text:style-name="T83">manifest.xml</text:span></text:p>
          <text:p text:style-name="P70"><text:span text:style-name="T65">Add your echo HAL block inside the root &lt;manifest&gt; tag, alongside other HALs like audio, graphics, etc.<text:line-break/><text:line-break/></text:span><text:span text:style-name="T88">&lt;hal format="hidl"&gt;</text:span></text:p>
          <text:p text:style-name="P55"><text:span text:style-name="T65"><text:s text:c="8"/>&lt;name&gt;android.hardware.echo&lt;/name&gt;</text:span></text:p>
          <text:p text:style-name="P55"><text:span text:style-name="T65"><text:s text:c="8"/>&lt;transport&gt;hwbinder&lt;/transport&gt;</text:span></text:p>
          <text:p text:style-name="P55"><text:span text:style-name="T65"><text:s text:c="8"/>&lt;version&gt;1.0&lt;/version&gt;</text:span></text:p>
          <text:p text:style-name="P55"><text:span text:style-name="T65"><text:s text:c="8"/>&lt;interface&gt;</text:span></text:p>
          <text:p text:style-name="P55"><text:span text:style-name="T65"><text:s text:c="12"/>&lt;name&gt;IEcho&lt;/name&gt;</text:span></text:p>
          <text:p text:style-name="P55"><text:span text:style-name="T65"><text:s text:c="12"/>&lt;instance&gt;default&lt;/instance&gt;</text:span></text:p>
          <text:p text:style-name="P55"><text:span text:style-name="T65"><text:s text:c="8"/>&lt;/interface&gt;</text:span></text:p>
          <text:p text:style-name="P69"><text:span text:style-name="T88"><text:s text:c="4"/>&lt;/hal&gt;</text:span><text:span text:style-name="T65"><text:line-break/><text:line-break/></text:span></text:p>
        </text:list-item>
        <text:list-item>
          <text:p text:style-name="P73"><text:span text:style-name="T44">a</text:span><text:span text:style-name="T41">fter completing every steps build the maincore using build script and flash the images.</text:span></text:p>
        </text:list-item>
        <text:list-item>
          <text:p text:style-name="P61"><text:soft-page-break/><text:span text:style-name="T66">after flashing check that your service binary</text:span><text:span text:style-name="T67">(android.hardware.echo@1.0-service)</text:span><text:span text:style-name="T66"> and </text:span><text:a xlink:type="simple" xlink:href="mailto:android.hardware.echo@1.0.so" text:style-name="Internet_20_link" text:visited-style-name="Visited_20_Internet_20_Link"><text:span text:style-name="T67">android.hardware.echo@1.0.so</text:span></text:a><text:span text:style-name="T67"> </text:span><text:span text:style-name="T68">file in below location </text:span><text:span text:style-name="T69">=&gt;<text:line-break/></text:span><text:span text:style-name="T71">1-</text:span><text:span text:style-name="T75">$ </text:span><text:span text:style-name="T71">adb shell </text:span><text:span text:style-name="T72">(get the access of telechips8050)</text:span><text:span text:style-name="T68"><text:line-break/></text:span><text:span text:style-name="T70">1-</text:span><text:span text:style-name="T75">$ </text:span><text:span text:style-name="T74">ls </text:span><text:span text:style-name="T70">/</text:span><text:a xlink:type="simple" xlink:href="mailto:vendor/bin/hw/android.hardware.echo@1.0-service" text:style-name="Internet_20_link" text:visited-style-name="Visited_20_Internet_20_Link"><text:span text:style-name="T76">vendor/bin/hw/</text:span></text:a><text:a xlink:type="simple" xlink:href="mailto:vendor/bin/hw/android.hardware.echo@1.0-service" text:style-name="Internet_20_link" text:visited-style-name="Visited_20_Internet_20_Link"><text:span text:style-name="T77">android.hardware.echo@1.0-service</text:span></text:a><text:span text:style-name="T77"><text:line-break/></text:span><text:span text:style-name="T79">2-</text:span><text:span text:style-name="T81">$ </text:span><text:span text:style-name="T80">ls </text:span><text:span text:style-name="T78"><text:s/></text:span><text:a xlink:type="simple" xlink:href="../../../../../../../../../vendor/lib64/android.hardware.echo@1.0.so" text:style-name="Internet_20_link" text:visited-style-name="Visited_20_Internet_20_Link"><text:span text:style-name="T89">/</text:span></text:a><text:a xlink:type="simple" xlink:href="../../../../../../../../../vendor/lib64/android.hardware.echo@1.0.so" text:style-name="Internet_20_link" text:visited-style-name="Visited_20_Internet_20_Link"><text:span text:style-name="T90">vendor/lib64/android.hardware.echo@1.0.so</text:span></text:a><text:span text:style-name="T90"><text:line-break/></text:span><text:span text:style-name="T91">3-and check the manifest file in /vendor/manifest.xml you will see the echo block which we have added.</text:span></text:p>
        </text:list-item>
        <text:list-item>
          <text:p text:style-name="P64"><text:span text:style-name="T136">Check our echo service is running or not <text:line-break/><text:line-break/>console:/ # lshal | grep echo <text:s text:c="49"/></text:span></text:p>
          <text:p text:style-name="P64"><text:span text:style-name="T136">1|console:/ # ps -A | grep echo</text:span></text:p>
          <text:p text:style-name="P64"><text:span text:style-name="T136">1|console:/ # logcat | grep echo <text:s text:c="46"/></text:span></text:p>
          <text:p text:style-name="P64"><text:span text:style-name="T136"><text:line-break/>if service is not running then manually run the service using below command </text:span><text:span text:style-name="T139">take</text:span><text:span text:style-name="T138"> acces using adb shell or putty.</text:span><text:span text:style-name="T137"><text:line-break/></text:span></text:p>
        </text:list-item>
        <text:list-item>
          <text:p text:style-name="P62"><text:span text:style-name="T91">console:/ # ./vendor/bin/hw/android.hardware.echo@1.0-service &amp; </text:span></text:p>
        </text:list-item>
        <text:list-item>
          <text:p text:style-name="P62"><text:span text:style-name="T91">[1] 3321</text:span></text:p>
        </text:list-item>
        <text:list-item>
          <text:p text:style-name="P62"><text:span text:style-name="T91">console:/ # lshal | grep echo <text:s text:c="49"/></text:span></text:p>
          <text:p text:style-name="P62"><text:span text:style-name="T91">DM <text:s text:c="3"/>N android.hardware.echo@1.0::IEcho/default <text:s text:c="37"/>0/1 <text:s text:c="7"/>3321 <text:s text:c="2"/>183</text:span></text:p>
        </text:list-item>
        <text:list-item>
          <text:p text:style-name="P62"><text:span text:style-name="T91">console:/ # ps -A | grep echo <text:s text:c="49"/></text:span></text:p>
          <text:p text:style-name="P62"><text:span text:style-name="T91">root <text:s text:c="9"/>3321 <text:s/>1826 <text:s text:c="2"/>37260 <text:s text:c="2"/>4836 binder_ioctl_write_read 0 S android.hardware.echo@1.0-service</text:span></text:p>
        </text:list-item>
        <text:list-item>
          <text:p text:style-name="P63"><text:span text:style-name="T91">console:/ # </text:span></text:p>
        </text:list-item>
        <text:list-item>
          <text:p text:style-name="P63"><text:span text:style-name="T93">console:/ # logcat | grep echo <text:s text:c="48"/></text:span></text:p>
          <text:p text:style-name="P71"><text:span text:style-name="T93">11-04 14:51:51.035 <text:s/>2063 <text:s/>2063 I android.hardware.echo@1.0-service: === Starting HIDL Echo Service ===</text:span></text:p>
          <text:p text:style-name="P71"><text:span text:style-name="T93">11-04 14:51:51.035 <text:s/>2063 <text:s/>2063 I ServiceManagement: Registered android.hardware.echo@1.0::IEcho/default(start delay of 19ms)</text:span></text:p>
          <text:p text:style-name="P71"><text:span text:style-name="T93">11-04 14:51:51.036 <text:s/>2063 <text:s/>2063 I ServiceManagement: Removing namespace from process nameandroid.hardware.echo@1.0-service to echo@1.0-service.</text:span></text:p>
          <text:p text:style-name="P71"><text:span text:style-name="T93">11-04 14:51:51.036 <text:s/>2063 <text:s/>2063 I android.hardware.echo@1.0-service: === HIDL Echo Service Registered Successfully ===</text:span></text:p>
          <text:p text:style-name="P65"><text:span text:style-name="T107">11-04 14:51:51.036 <text:s/>2063 <text:s/>2063 I android.hardware.echo@1.0-service: === Service name: android.hardware.echo@1.0::IEcho ===</text:span><text:span text:style-name="T108"><text:line-break/></text:span><text:span text:style-name="T109">From the above log it shows our HAL service is c</text:span><text:span text:style-name="T110">u</text:span><text:span text:style-name="T109">rently in running state. </text:span><text:span text:style-name="T92"><text:line-break/><text:line-break/><text:line-break/></text:span><text:span text:style-name="T119">Now service is started </text:span><text:span text:style-name="T68"><text:line-break/><text:line-break/></text:span></text:p>
        </text:list-item>
      </text:list>
      <text:p text:style-name="P49"><text:span text:style-name="T162">Note =&gt;</text:span><text:span text:style-name="T73"> if service binary </text:span><text:a xlink:type="simple" xlink:href="mailto:android.hardware.echo@1.0-service" text:style-name="Internet_20_link" text:visited-style-name="Visited_20_Internet_20_Link"><text:span text:style-name="T67">android.hardware.echo@1.0-service</text:span></text:a><text:span text:style-name="T73"> and </text:span><text:a xlink:type="simple" xlink:href="mailto:android.hardware.echo@1.0.so" text:style-name="Internet_20_link" text:visited-style-name="Visited_20_Internet_20_Link">android.hardware.echo@1.0.so</text:a><text:span text:style-name="T90"> </text:span><text:span text:style-name="T94">not found in </text:span><text:span text:style-name="T115">vendor locaton then manually flash in /</text:span><text:span text:style-name="T94">data/local/tmp/ folder <text:s/>,</text:span><text:span text:style-name="T96">you will find these files in out folder in below location <text:line-break/></text:span><text:a xlink:type="simple" xlink:href="mailto:1-maincore/out/target/product/car_tcc8050_arm64/vendor/bin/hw/android.hardware.echo@1.0-service" text:style-name="Internet_20_link" text:visited-style-name="Visited_20_Internet_20_Link"><text:span text:style-name="T111">1-</text:span></text:a><text:a xlink:type="simple" xlink:href="mailto:1-maincore/out/target/product/car_tcc8050_arm64/vendor/bin/hw/android.hardware.echo@1.0-service" text:style-name="Internet_20_link" text:visited-style-name="Visited_20_Internet_20_Link"><text:span text:style-name="T112">maincore/out/target/product/car_tcc8050_arm64/vendor/bin/hw/</text:span></text:a><text:a xlink:type="simple" xlink:href="mailto:1-maincore/out/target/product/car_tcc8050_arm64/vendor/bin/hw/android.hardware.echo@1.0-service" text:style-name="Internet_20_link" text:visited-style-name="Visited_20_Internet_20_Link"><text:span text:style-name="T113">android.hardware.echo@1.0-service</text:span></text:a><text:span text:style-name="T113"><text:line-break/></text:span><text:span text:style-name="T111">2- </text:span><text:a xlink:type="simple" xlink:href="mailto:1-maincore/out/target/product/car_tcc8050_arm64/vendor/bin/hw/android.hardware.echo@1.0-service" text:style-name="Internet_20_link" text:visited-style-name="Visited_20_Internet_20_Link">maincore/out/target/product/car_tcc8050_arm64/vendor</text:a><text:span text:style-name="T112">/</text:span><text:span text:style-name="T111">lib64/</text:span><text:a xlink:type="simple" xlink:href="mailto:android.hardware.echo@1.0.so" text:style-name="Internet_20_link" text:visited-style-name="Visited_20_Internet_20_Link"><text:span text:style-name="T114">android.hardware.echo@1.0.so</text:span></text:a><text:span text:style-name="T96"><text:line-break/></text:span><text:span text:style-name="T95">using adb push ,</text:span><text:span text:style-name="T97">push these files in /</text:span><text:span text:style-name="T94">data/local/tmp/ </text:span><text:span text:style-name="T98">and run thes service. </text:span><text:span text:style-name="T99">Execute the below commnads first.<text:line-break/>$ su</text:span></text:p>
      <text:p text:style-name="P50"><text:span text:style-name="T99">$cd /data/local/tmp<text:line-break/></text:span><text:span text:style-name="T102">$ chmod 644 <text:s/></text:span><text:a xlink:type="simple" xlink:href="mailto:android.hardware.echo@1.0.so" text:style-name="Internet_20_link" text:visited-style-name="Visited_20_Internet_20_Link">android.hardware.echo@1.0.so</text:a><text:span text:style-name="T90"> <text:line-break/></text:span><text:span text:style-name="T103">$ chmod 755 <text:s/></text:span><text:a xlink:type="simple" xlink:href="../../../../../../../../.././android.hardware.echo@1.0-service" text:style-name="Internet_20_link" text:visited-style-name="Visited_20_Internet_20_Link"><text:span text:style-name="T101">android.hardware.echo@1.0-service</text:span></text:a></text:p>
      <text:p text:style-name="P48"><text:span text:style-name="T100">$ export LD_LIBRARY_PATH=$LD_LIBRARY_PATH:/data/local/tmp<text:line-break/></text:span><text:span text:style-name="T101">$ .</text:span><text:a xlink:type="simple" xlink:href="../../../../../../../../.././android.hardware.echo@1.0-service" text:style-name="Internet_20_link" text:visited-style-name="Visited_20_Internet_20_Link">/android.hardware.echo@1.0-service</text:a><text:span text:style-name="T101"> &amp;</text:span><text:span text:style-name="T73"><text:line-break/><text:line-break/></text:span><text:span text:style-name="T57"><text:line-break/></text:span><text:span text:style-name="T60">7.) </text:span><text:span text:style-name="T127">HIDL Test Application <text:s/>-</text:span><text:span text:style-name="T128">&gt; <text:s/></text:span><text:span text:style-name="T129">HidlTestApp<text:line-break/><text:line-break/></text:span><text:span text:style-name="T132">created an simple Android application for HIDL service Testing </text:span><text:span text:style-name="T133">in below location <text:line-break/>maincore/packages/apps/</text:span><text:span text:style-name="T134">HidlTestApp/<text:line-break/></text:span><text:span text:style-name="T135">below is the directory structure -&gt;<text:line-break/>along with this doc you will find the </text:span><text:span text:style-name="T129">HidlTestApp </text:span><text:span text:style-name="T135">folder in below location <text:line-break/></text:span><text:soft-page-break/><text:span text:style-name="T130">maincore/packages/apps/</text:span><text:span text:style-name="T132"><text:line-break/></text:span></text:p>
      <text:p text:style-name="P4"/>
      <text:p text:style-name="P7">HidlTestApp</text:p>
      <text:p text:style-name="P7">├── Android.bp</text:p>
      <text:p text:style-name="P7">├── AndroidManifest.xml</text:p>
      <text:p text:style-name="P7">├── res</text:p>
      <text:p text:style-name="P7">└── src</text:p>
      <text:p text:style-name="P7"><text:s text:c="4"/>└── com</text:p>
      <text:p text:style-name="P7"><text:s text:c="8"/>└── telechips</text:p>
      <text:p text:style-name="P7"><text:s text:c="12"/>└── hidltest</text:p>
      <text:p text:style-name="P7"><text:s text:c="16"/>└── MainActivity.java</text:p>
      <text:p text:style-name="P7"/>
      <text:p text:style-name="P6">5 directories, 3 files</text:p>
      <text:p text:style-name="P5"><text:line-break/><text:line-break/><text:span text:style-name="T158">Build this application </text:span><text:span text:style-name="T159">using below command <text:line-break/></text:span><text:span text:style-name="T160">Note-&gt; do not build the entire source code build only HidlTestApp application.</text:span><text:span text:style-name="T159"><text:line-break/><text:line-break/></text:span><text:span text:style-name="T161">oem@xrda3:~/Documents/Telchip_8050/mydroid/maincore$ source build/envsetup.sh </text:span></text:p>
      <text:p text:style-name="P31">oem@xrda3:~/Documents/Telchip_8050/mydroid/maincore$ mmm packages/apps/HidlTestApp/</text:p>
      <text:p text:style-name="P31">============================================</text:p>
      <text:p text:style-name="P31">PLATFORM_VERSION_CODENAME=REL</text:p>
      <text:p text:style-name="P31">PLATFORM_VERSION=10</text:p>
      <text:p text:style-name="P31">TARGET_PRODUCT=aosp_arm</text:p>
      <text:p text:style-name="P31">TARGET_BUILD_VARIANT=eng</text:p>
      <text:p text:style-name="P31">TARGET_BUILD_TYPE=release</text:p>
      <text:p text:style-name="P31">TARGET_ARCH=arm</text:p>
      <text:p text:style-name="P31">TARGET_ARCH_VARIANT=armv7-a-neon</text:p>
      <text:p text:style-name="P31">TARGET_CPU_VARIANT=generic</text:p>
      <text:p text:style-name="P31">HOST_ARCH=x86_64</text:p>
      <text:p text:style-name="P31">HOST_2ND_ARCH=x86</text:p>
      <text:p text:style-name="P31">HOST_OS=linux</text:p>
      <text:p text:style-name="P31">HOST_OS_EXTRA=Linux-5.15.0-139-generic-x86_64-Ubuntu-20.04.6-LTS</text:p>
      <text:p text:style-name="P31">HOST_CROSS_OS=windows</text:p>
      <text:p text:style-name="P31">HOST_CROSS_ARCH=x86</text:p>
      <text:p text:style-name="P31">HOST_CROSS_2ND_ARCH=x86_64</text:p>
      <text:p text:style-name="P31">HOST_BUILD_TYPE=release</text:p>
      <text:p text:style-name="P31">BUILD_ID=QTR1.210629.001</text:p>
      <text:p text:style-name="P31">OUT_DIR=out</text:p>
      <text:p text:style-name="P31">============================================</text:p>
      <text:p text:style-name="P31">ninja: no work to do.</text:p>
      <text:p text:style-name="P31"/>
      <text:p text:style-name="P36">#### build completed successfully (1 seconds) ####</text:p>
      <text:p text:style-name="P31"/>
      <text:p text:style-name="P31">oem@xrda3:~/Documents/Telchip_8050/mydroid/maincore$ </text:p>
      <text:p text:style-name="P31"/>
      <text:p text:style-name="P31"/>
      <text:p text:style-name="P32"><text:line-break/><text:line-break/><text:span text:style-name="T143">After build complete <text:s/>flashed the apk using adb <text:line-break/><text:line-break/></text:span><text:span text:style-name="T45">$ </text:span><text:span text:style-name="T46">adb install -r maincore/out/target/product/car_tcc8050_arm64/system/product/app/HidlTestApp/HidlTestApp.apk</text:span><text:span text:style-name="T143"><text:line-break/></text:span><text:span text:style-name="T166">or </text:span><text:span text:style-name="T143"><text:line-break/></text:span><text:span text:style-name="T45">$ </text:span><text:span text:style-name="T46">adb install -r maincore/out/target/product/generic/system/product/app/HidlTestApp/HidlTestApp.apk<text:line-break/><text:line-break/></text:span><text:span text:style-name="T143"><text:line-break/></text:span><text:span text:style-name="T144">before launching the application do the below things <text:line-break/></text:span></text:p>
      <text:p text:style-name="P32"><text:span text:style-name="T104">car_tcc8050_arm64:/ # ./android.hardware.echo@1.0-service &amp; <text:s text:c="128"/></text:span></text:p>
      <text:p text:style-name="P32"><text:span text:style-name="T104">[1] 5174 <text:s text:c="142"/></text:span></text:p>
      <text:p text:style-name="P32"><text:span text:style-name="T104">car_tcc8050_arm64:/ # getenforce <text:s text:c="155"/></text:span></text:p>
      <text:p text:style-name="P32"><text:span text:style-name="T104">Enforcing </text:span><text:span text:style-name="T163"><text:s text:c="2"/>-</text:span><text:span text:style-name="T164">&gt;&gt; this will create issue while testing disable selinux policy disable </text:span><text:span text:style-name="T165">using below commands </text:span></text:p>
      <text:p text:style-name="P33"><text:span text:style-name="T104">car_tcc8050_arm64:/ # setenforce 0 <text:s text:c="2"/>-</text:span><text:span text:style-name="T105">&gt; (Disable SELinux for testing)<text:line-break/><text:line-break/><text:line-break/></text:span><text:span text:style-name="T144"><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Droid Sans Mono" svg:font-family="'Droid Sans Mono', monospace, monospace"/>
    <style:font-face style:name="Lohit Devanagari"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6T15:06:33.945111415</meta:creation-date>
    <dc:date>2025-11-07T23:43:31.311695153</dc:date>
    <meta:editing-duration>PT13H36M25S</meta:editing-duration>
    <meta:editing-cycles>367</meta:editing-cycles>
    <meta:generator>LibreOffice/6.4.7.2$Linux_X86_64 LibreOffice_project/40$Build-2</meta:generator>
    <meta:document-statistic meta:table-count="2" meta:image-count="0" meta:object-count="0" meta:page-count="7" meta:paragraph-count="248" meta:word-count="1677" meta:character-count="14547" meta:non-whitespace-character-count="11205"/>
  </office:meta>
</office:document-meta>
</file>